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Noto Sans" svg:font-family="Noto Sans" style:font-family-generic="swiss" style:font-pitch="variable"/>
    <style:font-face style:name="Consolas, 'Liberation Mono', Co" svg:font-family="Consolas, 'Liberation Mono', C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6pt" style:font-size-asian="26pt" style:font-size-complex="26pt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T9" style:parent-style-name="Fonteparág.padrão" style:family="text">
      <style:text-properties style:font-name="Noto Sans" fo:color="#111111"/>
    </style:style>
    <style:style style:name="T10" style:parent-style-name="StrongEmphasis" style:family="text">
      <style:text-properties style:font-name="Noto Sans" fo:color="#111111"/>
    </style:style>
    <style:style style:name="T11" style:parent-style-name="Fonteparág.padrão" style:family="text">
      <style:text-properties style:font-name="Noto Sans" fo:color="#111111"/>
    </style:style>
    <style:style style:name="T12" style:parent-style-name="SourceText" style:family="text">
      <style:text-properties style:font-name="Consolas, 'Liberation Mono', Co" fo:color="#111111" fo:background-color="#F8F8F8"/>
    </style:style>
    <style:style style:name="T13" style:parent-style-name="Fonteparág.padrão" style:family="text">
      <style:text-properties style:font-name="Noto Sans" fo:color="#111111"/>
    </style:style>
    <style:style style:name="P14" style:parent-style-name="PreformattedText" style:family="paragraph">
      <style:paragraph-properties style:line-height-at-least="0.1666in" fo:background-color="#F8F8F8"/>
    </style:style>
    <style:style style:name="T15" style:parent-style-name="SourceText" style:family="text">
      <style:text-properties style:font-name="Consolas, 'Liberation Mono', Co" fo:color="#555555" fo:font-size="10.5pt" style:font-size-asian="10.5pt"/>
    </style:style>
    <style:style style:name="P16" style:parent-style-name="Textbody" style:family="paragraph">
      <style:paragraph-properties fo:margin-top="0.2083in" fo:margin-bottom="0.2083in"/>
      <style:text-properties style:font-name="Noto Sans" fo:color="#111111"/>
    </style:style>
    <style:style style:name="P17" style:parent-style-name="Textbody" style:family="paragraph">
      <style:paragraph-properties fo:margin-bottom="0in" fo:margin-left="0.0208in" fo:margin-right="0.0208in">
        <style:tab-stops/>
      </style:paragraph-properties>
    </style:style>
    <style:style style:name="T18" style:parent-style-name="Fonteparág.padrão" style:family="text">
      <style:text-properties style:font-name="Noto Sans" fo:color="#111111"/>
    </style:style>
    <style:style style:name="T19" style:parent-style-name="SourceText" style:family="text">
      <style:text-properties style:font-name="Consolas, 'Liberation Mono', Co" fo:color="#111111" fo:background-color="#F8F8F8"/>
    </style:style>
    <style:style style:name="P20" style:parent-style-name="PreformattedText" style:family="paragraph">
      <style:paragraph-properties style:line-height-at-least="0.1666in" fo:background-color="#F8F8F8"/>
    </style:style>
    <style:style style:name="T21" style:parent-style-name="SourceText" style:family="text">
      <style:text-properties style:font-name="Consolas, 'Liberation Mono', Co" fo:color="#555555" fo:font-size="10.5pt" style:font-size-asian="10.5pt"/>
    </style:style>
    <style:style style:name="T22" style:parent-style-name="SourceText" style:family="text">
      <style:text-properties style:font-name="Consolas, 'Liberation Mono', Co" fo:color="#BBBBBB" fo:font-size="10.5pt" style:font-size-asian="10.5pt"/>
    </style:style>
    <style:style style:name="T23" style:parent-style-name="SourceText" style:family="text">
      <style:text-properties style:font-name="Consolas, 'Liberation Mono', Co" fo:color="#DD1144" fo:font-size="10.5pt" style:font-size-asian="10.5pt"/>
    </style:style>
    <style:style style:name="P24" style:parent-style-name="PreformattedText" style:family="paragraph">
      <style:paragraph-properties style:line-height-at-least="0.1666in" fo:background-color="#F8F8F8"/>
    </style:style>
    <style:style style:name="T25" style:parent-style-name="SourceText" style:family="text">
      <style:text-properties style:font-name="Consolas, 'Liberation Mono', Co" fo:font-size="10.5pt" style:font-size-asian="10.5pt"/>
    </style:style>
    <style:style style:name="T26" style:parent-style-name="SourceText" style:family="text">
      <style:text-properties style:font-name="Consolas, 'Liberation Mono', Co" fo:color="#DD1144" fo:font-size="10.5pt" style:font-size-asian="10.5pt"/>
    </style:style>
    <style:style style:name="P27" style:parent-style-name="Título2" style:family="paragraph">
      <style:paragraph-properties fo:margin-top="0.4166in" fo:margin-bottom="0.052in" style:line-height-at-least="0.25in"/>
      <style:text-properties style:font-name="Noto Sans" style:font-weight-complex="normal" fo:color="#CC342D" fo:font-size="15pt" style:font-size-asian="15pt"/>
    </style:style>
    <style:style style:name="P28" style:parent-style-name="Textbody" style:family="paragraph">
      <style:paragraph-properties fo:margin-top="0.052in" fo:margin-bottom="0.2083in"/>
      <style:text-properties style:font-name="Noto Sans" fo:color="#111111"/>
    </style:style>
    <style:style style:name="P29" style:parent-style-name="PreformattedText" style:family="paragraph">
      <style:paragraph-properties style:line-height-at-least="0.1666in" fo:background-color="#F8F8F8"/>
    </style:style>
    <style:style style:name="T30" style:parent-style-name="SourceText" style:family="text">
      <style:text-properties style:font-name="Consolas, 'Liberation Mono', Co" fo:color="#555555" fo:font-size="10.5pt" style:font-size-asian="10.5pt"/>
    </style:style>
    <style:style style:name="T31" style:parent-style-name="SourceText" style:family="text">
      <style:text-properties style:font-name="Consolas, 'Liberation Mono', Co" fo:color="#555555" fo:font-size="10.5pt" style:font-size-asian="10.5pt"/>
    </style:style>
    <style:style style:name="T32" style:parent-style-name="SourceText" style:family="text">
      <style:text-properties style:font-name="Consolas, 'Liberation Mono', Co" fo:color="#BBBBBB" fo:font-size="10.5pt" style:font-size-asian="10.5pt"/>
    </style:style>
    <style:style style:name="T33" style:parent-style-name="SourceText" style:family="text">
      <style:text-properties style:font-name="Consolas, 'Liberation Mono', Co" fo:color="#0086B3" fo:font-size="10.5pt" style:font-size-asian="10.5pt"/>
    </style:style>
    <style:style style:name="T34" style:parent-style-name="SourceText" style:family="text">
      <style:text-properties style:font-name="Consolas, 'Liberation Mono', Co" fo:font-size="10.5pt" style:font-size-asian="10.5pt"/>
    </style:style>
    <style:style style:name="T35" style:parent-style-name="SourceText" style:family="text">
      <style:text-properties style:font-name="Consolas, 'Liberation Mono', Co" fo:color="#DD1144" fo:font-size="10.5pt" style:font-size-asian="10.5pt"/>
    </style:style>
    <style:style style:name="P36" style:parent-style-name="PreformattedText" style:family="paragraph">
      <style:paragraph-properties style:line-height-at-least="0.1666in" fo:background-color="#F8F8F8"/>
    </style:style>
    <style:style style:name="T37" style:parent-style-name="SourceText" style:family="text">
      <style:text-properties style:font-name="Consolas, 'Liberation Mono', Co" fo:color="#888888" fo:font-size="10.5pt" style:font-size-asian="10.5pt"/>
    </style:style>
    <style:style style:name="P38" style:parent-style-name="PreformattedText" style:family="paragraph">
      <style:paragraph-properties style:line-height-at-least="0.1666in" fo:background-color="#F8F8F8"/>
    </style:style>
    <style:style style:name="T39" style:parent-style-name="SourceText" style:family="text">
      <style:text-properties style:font-name="Consolas, 'Liberation Mono', Co" fo:font-size="10.5pt" style:font-size-asian="10.5pt"/>
    </style:style>
    <style:style style:name="T40" style:parent-style-name="SourceText" style:family="text">
      <style:text-properties style:font-name="Consolas, 'Liberation Mono', Co" fo:font-weight="bold" style:font-weight-asian="bold" fo:font-size="10.5pt" style:font-size-asian="10.5pt"/>
    </style:style>
    <style:style style:name="P41" style:parent-style-name="Textbody" style:family="paragraph">
      <style:paragraph-properties fo:margin-bottom="0in" fo:margin-left="0.0208in" fo:margin-right="0.0208in">
        <style:tab-stops/>
      </style:paragraph-properties>
    </style:style>
    <style:style style:name="T42" style:parent-style-name="SourceText" style:family="text">
      <style:text-properties style:font-name="Consolas, 'Liberation Mono', Co" fo:color="#111111" fo:background-color="#F8F8F8"/>
    </style:style>
    <style:style style:name="T43" style:parent-style-name="Fonteparág.padrão" style:family="text">
      <style:text-properties style:font-name="Noto Sans" fo:color="#111111"/>
    </style:style>
    <style:style style:name="T44" style:parent-style-name="SourceText" style:family="text">
      <style:text-properties style:font-name="Consolas, 'Liberation Mono', Co" fo:color="#111111" fo:background-color="#F8F8F8"/>
    </style:style>
    <style:style style:name="T45" style:parent-style-name="Fonteparág.padrão" style:family="text">
      <style:text-properties style:font-name="Noto Sans" fo:color="#111111"/>
    </style:style>
    <style:style style:name="T46" style:parent-style-name="SourceText" style:family="text">
      <style:text-properties style:font-name="Consolas, 'Liberation Mono', Co" fo:color="#111111" fo:background-color="#F8F8F8"/>
    </style:style>
    <style:style style:name="T47" style:parent-style-name="Fonteparág.padrão" style:family="text">
      <style:text-properties style:font-name="Noto Sans" fo:color="#111111"/>
    </style:style>
    <style:style style:name="P48" style:parent-style-name="Título2" style:family="paragraph">
      <style:paragraph-properties fo:margin-top="0.4166in" fo:margin-bottom="0.052in" style:line-height-at-least="0.25in"/>
      <style:text-properties style:font-name="Noto Sans" style:font-weight-complex="normal" fo:color="#CC342D" fo:font-size="15pt" style:font-size-asian="15pt"/>
    </style:style>
    <style:style style:name="P49" style:parent-style-name="Textbody" style:family="paragraph">
      <style:paragraph-properties fo:margin-top="0.052in" fo:margin-bottom="0.2083in"/>
      <style:text-properties style:font-name="Noto Sans" fo:color="#111111"/>
    </style:style>
    <style:style style:name="P50" style:parent-style-name="PreformattedText" style:family="paragraph">
      <style:paragraph-properties style:line-height-at-least="0.1666in" fo:background-color="#F8F8F8"/>
    </style:style>
    <style:style style:name="T51" style:parent-style-name="SourceText" style:family="text">
      <style:text-properties style:font-name="Consolas, 'Liberation Mono', Co" fo:color="#555555" fo:font-size="10.5pt" style:font-size-asian="10.5pt"/>
    </style:style>
    <style:style style:name="T52" style:parent-style-name="SourceText" style:family="text">
      <style:text-properties style:font-name="Consolas, 'Liberation Mono', Co" fo:color="#BBBBBB" fo:font-size="10.5pt" style:font-size-asian="10.5pt"/>
    </style:style>
    <style:style style:name="T53" style:parent-style-name="SourceText" style:family="text">
      <style:text-properties style:font-name="Consolas, 'Liberation Mono', Co" fo:color="#009999" fo:font-size="10.5pt" style:font-size-asian="10.5pt"/>
    </style:style>
    <style:style style:name="T54" style:parent-style-name="SourceText" style:family="text">
      <style:text-properties style:font-name="Consolas, 'Liberation Mono', Co" fo:font-weight="bold" style:font-weight-asian="bold" fo:font-size="10.5pt" style:font-size-asian="10.5pt"/>
    </style:style>
    <style:style style:name="T55" style:parent-style-name="SourceText" style:family="text">
      <style:text-properties style:font-name="Consolas, 'Liberation Mono', Co" fo:color="#009999" fo:font-size="10.5pt" style:font-size-asian="10.5pt"/>
    </style:style>
    <style:style style:name="P56" style:parent-style-name="PreformattedText" style:family="paragraph">
      <style:paragraph-properties style:line-height-at-least="0.1666in" fo:background-color="#F8F8F8"/>
    </style:style>
    <style:style style:name="T57" style:parent-style-name="SourceText" style:family="text">
      <style:text-properties style:font-name="Consolas, 'Liberation Mono', Co" fo:font-size="10.5pt" style:font-size-asian="10.5pt"/>
    </style:style>
    <style:style style:name="T58" style:parent-style-name="SourceText" style:family="text">
      <style:text-properties style:font-name="Consolas, 'Liberation Mono', Co" fo:color="#009999" fo:font-size="10.5pt" style:font-size-asian="10.5pt"/>
    </style:style>
    <style:style style:name="P59" style:parent-style-name="Textbody" style:family="paragraph">
      <style:paragraph-properties fo:margin-bottom="0in" fo:margin-left="0.0208in" fo:margin-right="0.0208in">
        <style:tab-stops/>
      </style:paragraph-properties>
    </style:style>
    <style:style style:name="T60" style:parent-style-name="Fonteparág.padrão" style:family="text">
      <style:text-properties style:font-name="Noto Sans" fo:color="#111111"/>
    </style:style>
    <style:style style:name="T61" style:parent-style-name="Ênfase" style:family="text">
      <style:text-properties style:font-name="Noto Sans" fo:font-style="normal" style:font-style-asian="normal" fo:color="#111111"/>
    </style:style>
    <style:style style:name="T62" style:parent-style-name="Fonteparág.padrão" style:family="text">
      <style:text-properties style:font-name="Noto Sans" fo:color="#111111"/>
    </style:style>
    <style:style style:name="T63" style:parent-style-name="Fonteparág.padrão" style:family="text">
      <style:text-properties style:font-name="Noto Sans" fo:color="#111111"/>
    </style:style>
    <style:style style:name="T64" style:parent-style-name="StrongEmphasis" style:family="text">
      <style:text-properties style:font-name="Noto Sans" fo:color="#111111"/>
    </style:style>
    <style:style style:name="T65" style:parent-style-name="Fonteparág.padrão" style:family="text">
      <style:text-properties style:font-name="Noto Sans" fo:color="#111111"/>
    </style:style>
    <style:style style:name="T66" style:parent-style-name="SourceText" style:family="text">
      <style:text-properties style:font-name="Consolas, 'Liberation Mono', Co" fo:color="#111111" fo:background-color="#F8F8F8"/>
    </style:style>
    <style:style style:name="T67" style:parent-style-name="Fonteparág.padrão" style:family="text">
      <style:text-properties style:font-name="Noto Sans" fo:color="#111111"/>
    </style:style>
    <style:style style:name="T68" style:parent-style-name="SourceText" style:family="text">
      <style:text-properties style:font-name="Consolas, 'Liberation Mono', Co" fo:color="#111111" fo:background-color="#F8F8F8"/>
    </style:style>
    <style:style style:name="T69" style:parent-style-name="Fonteparág.padrão" style:family="text">
      <style:text-properties style:font-name="Noto Sans" fo:color="#111111"/>
    </style:style>
    <style:style style:name="T70" style:parent-style-name="Fonteparág.padrão" style:family="text">
      <style:text-properties style:font-name="Noto Sans" fo:color="#111111"/>
    </style:style>
    <style:style style:name="T71" style:parent-style-name="SourceText" style:family="text">
      <style:text-properties style:font-name="Consolas, 'Liberation Mono', Co" fo:color="#111111" fo:background-color="#F8F8F8"/>
    </style:style>
    <style:style style:name="T72" style:parent-style-name="Fonteparág.padrão" style:family="text">
      <style:text-properties style:font-name="Noto Sans" fo:color="#111111"/>
    </style:style>
    <style:style style:name="P73" style:parent-style-name="PreformattedText" style:family="paragraph">
      <style:paragraph-properties style:line-height-at-least="0.1666in" fo:background-color="#F8F8F8"/>
    </style:style>
    <style:style style:name="T74" style:parent-style-name="SourceText" style:family="text">
      <style:text-properties style:font-name="Consolas, 'Liberation Mono', Co" fo:color="#555555" fo:font-size="10.5pt" style:font-size-asian="10.5pt"/>
    </style:style>
    <style:style style:name="T75" style:parent-style-name="SourceText" style:family="text">
      <style:text-properties style:font-name="Consolas, 'Liberation Mono', Co" fo:color="#BBBBBB" fo:font-size="10.5pt" style:font-size-asian="10.5pt"/>
    </style:style>
    <style:style style:name="T76" style:parent-style-name="SourceText" style:family="text">
      <style:text-properties style:font-name="Consolas, 'Liberation Mono', Co" fo:color="#009999" fo:font-size="10.5pt" style:font-size-asian="10.5pt"/>
    </style:style>
    <style:style style:name="T77" style:parent-style-name="SourceText" style:family="text">
      <style:text-properties style:font-name="Consolas, 'Liberation Mono', Co" fo:font-weight="bold" style:font-weight-asian="bold" fo:font-size="10.5pt" style:font-size-asian="10.5pt"/>
    </style:style>
    <style:style style:name="T78" style:parent-style-name="SourceText" style:family="text">
      <style:text-properties style:font-name="Consolas, 'Liberation Mono', Co" fo:color="#009999" fo:font-size="10.5pt" style:font-size-asian="10.5pt"/>
    </style:style>
    <style:style style:name="P79" style:parent-style-name="PreformattedText" style:family="paragraph">
      <style:paragraph-properties style:line-height-at-least="0.1666in" fo:background-color="#F8F8F8"/>
    </style:style>
    <style:style style:name="T80" style:parent-style-name="SourceText" style:family="text">
      <style:text-properties style:font-name="Consolas, 'Liberation Mono', Co" fo:font-size="10.5pt" style:font-size-asian="10.5pt"/>
    </style:style>
    <style:style style:name="T81" style:parent-style-name="SourceText" style:family="text">
      <style:text-properties style:font-name="Consolas, 'Liberation Mono', Co" fo:color="#009999" fo:font-size="10.5pt" style:font-size-asian="10.5pt"/>
    </style:style>
    <style:style style:name="P82" style:parent-style-name="Textbody" style:family="paragraph">
      <style:paragraph-properties fo:margin-top="0.2083in" fo:margin-bottom="0.2083in"/>
      <style:text-properties style:font-name="Noto Sans" fo:color="#111111"/>
    </style:style>
    <style:style style:name="P83" style:parent-style-name="PreformattedText" style:family="paragraph">
      <style:paragraph-properties style:line-height-at-least="0.1666in" fo:background-color="#F8F8F8"/>
    </style:style>
    <style:style style:name="T84" style:parent-style-name="SourceText" style:family="text">
      <style:text-properties style:font-name="Consolas, 'Liberation Mono', Co" fo:color="#555555" fo:font-size="10.5pt" style:font-size-asian="10.5pt"/>
    </style:style>
    <style:style style:name="T85" style:parent-style-name="SourceText" style:family="text">
      <style:text-properties style:font-name="Consolas, 'Liberation Mono', Co" fo:color="#BBBBBB" fo:font-size="10.5pt" style:font-size-asian="10.5pt"/>
    </style:style>
    <style:style style:name="T86" style:parent-style-name="SourceText" style:family="text">
      <style:text-properties style:font-name="Consolas, 'Liberation Mono', Co" fo:color="#009999" fo:font-size="10.5pt" style:font-size-asian="10.5pt"/>
    </style:style>
    <style:style style:name="T87" style:parent-style-name="SourceText" style:family="text">
      <style:text-properties style:font-name="Consolas, 'Liberation Mono', Co" fo:font-weight="bold" style:font-weight-asian="bold" fo:font-size="10.5pt" style:font-size-asian="10.5pt"/>
    </style:style>
    <style:style style:name="T88" style:parent-style-name="SourceText" style:family="text">
      <style:text-properties style:font-name="Consolas, 'Liberation Mono', Co" fo:color="#009999" fo:font-size="10.5pt" style:font-size-asian="10.5pt"/>
    </style:style>
    <style:style style:name="P89" style:parent-style-name="PreformattedText" style:family="paragraph">
      <style:paragraph-properties style:line-height-at-least="0.1666in" fo:background-color="#F8F8F8"/>
    </style:style>
    <style:style style:name="T90" style:parent-style-name="SourceText" style:family="text">
      <style:text-properties style:font-name="Consolas, 'Liberation Mono', Co" fo:font-size="10.5pt" style:font-size-asian="10.5pt"/>
    </style:style>
    <style:style style:name="T91" style:parent-style-name="SourceText" style:family="text">
      <style:text-properties style:font-name="Consolas, 'Liberation Mono', Co" fo:color="#009999" fo:font-size="10.5pt" style:font-size-asian="10.5pt"/>
    </style:style>
    <style:style style:name="P92" style:parent-style-name="Textbody" style:family="paragraph">
      <style:paragraph-properties fo:margin-bottom="0in" fo:margin-left="0.0208in" fo:margin-right="0.0208in">
        <style:tab-stops/>
      </style:paragraph-properties>
    </style:style>
    <style:style style:name="T93" style:parent-style-name="Fonteparág.padrão" style:family="text">
      <style:text-properties style:font-name="Noto Sans" fo:color="#111111"/>
    </style:style>
    <style:style style:name="T94" style:parent-style-name="SourceText" style:family="text">
      <style:text-properties style:font-name="Consolas, 'Liberation Mono', Co" fo:color="#111111" fo:background-color="#F8F8F8"/>
    </style:style>
    <style:style style:name="T95" style:parent-style-name="Fonteparág.padrão" style:family="text">
      <style:text-properties style:font-name="Noto Sans" fo:color="#111111"/>
    </style:style>
    <style:style style:name="T96" style:parent-style-name="Fonteparág.padrão" style:family="text">
      <style:text-properties style:font-name="Noto Sans" fo:color="#111111"/>
    </style:style>
    <style:style style:name="P97" style:parent-style-name="PreformattedText" style:family="paragraph">
      <style:paragraph-properties style:line-height-at-least="0.1666in" fo:background-color="#F8F8F8"/>
    </style:style>
    <style:style style:name="T98" style:parent-style-name="SourceText" style:family="text">
      <style:text-properties style:font-name="Consolas, 'Liberation Mono', Co" fo:color="#555555" fo:font-size="10.5pt" style:font-size-asian="10.5pt"/>
    </style:style>
    <style:style style:name="T99" style:parent-style-name="SourceText" style:family="text">
      <style:text-properties style:font-name="Consolas, 'Liberation Mono', Co" fo:color="#BBBBBB" fo:font-size="10.5pt" style:font-size-asian="10.5pt"/>
    </style:style>
    <style:style style:name="T100" style:parent-style-name="SourceText" style:family="text">
      <style:text-properties style:font-name="Consolas, 'Liberation Mono', Co" fo:color="#008080" fo:font-size="10.5pt" style:font-size-asian="10.5pt"/>
    </style:style>
    <style:style style:name="T101" style:parent-style-name="SourceText" style:family="text">
      <style:text-properties style:font-name="Consolas, 'Liberation Mono', Co" fo:font-size="10.5pt" style:font-size-asian="10.5pt"/>
    </style:style>
    <style:style style:name="T102" style:parent-style-name="SourceText" style:family="text">
      <style:text-properties style:font-name="Consolas, 'Liberation Mono', Co" fo:font-weight="bold" style:font-weight-asian="bold" fo:color="#990000" fo:font-size="10.5pt" style:font-size-asian="10.5pt"/>
    </style:style>
    <style:style style:name="T103" style:parent-style-name="SourceText" style:family="text">
      <style:text-properties style:font-name="Consolas, 'Liberation Mono', Co" fo:font-size="10.5pt" style:font-size-asian="10.5pt"/>
    </style:style>
    <style:style style:name="T104" style:parent-style-name="SourceText" style:family="text">
      <style:text-properties style:font-name="Consolas, 'Liberation Mono', Co" fo:color="#009999" fo:font-size="10.5pt" style:font-size-asian="10.5pt"/>
    </style:style>
    <style:style style:name="T105" style:parent-style-name="SourceText" style:family="text">
      <style:text-properties style:font-name="Consolas, 'Liberation Mono', Co" fo:font-size="10.5pt" style:font-size-asian="10.5pt"/>
    </style:style>
    <style:style style:name="P106" style:parent-style-name="PreformattedText" style:family="paragraph">
      <style:paragraph-properties style:line-height-at-least="0.1666in" fo:background-color="#F8F8F8"/>
    </style:style>
    <style:style style:name="T107" style:parent-style-name="SourceText" style:family="text">
      <style:text-properties style:font-name="Consolas, 'Liberation Mono', Co" fo:font-size="10.5pt" style:font-size-asian="10.5pt"/>
    </style:style>
    <style:style style:name="T108" style:parent-style-name="SourceText" style:family="text">
      <style:text-properties style:font-name="Consolas, 'Liberation Mono', Co" fo:color="#009999" fo:font-size="10.5pt" style:font-size-asian="10.5pt"/>
    </style:style>
    <style:style style:name="P109" style:parent-style-name="Textbody" style:family="paragraph">
      <style:paragraph-properties fo:margin-bottom="0in" fo:margin-left="0.0208in" fo:margin-right="0.0208in">
        <style:tab-stops/>
      </style:paragraph-properties>
    </style:style>
    <style:style style:name="T110" style:parent-style-name="Fonteparág.padrão" style:family="text">
      <style:text-properties style:font-name="Noto Sans" fo:color="#111111"/>
    </style:style>
    <style:style style:name="T111" style:parent-style-name="SourceText" style:family="text">
      <style:text-properties style:font-name="Consolas, 'Liberation Mono', Co" fo:color="#111111" fo:background-color="#F8F8F8"/>
    </style:style>
    <style:style style:name="T112" style:parent-style-name="Fonteparág.padrão" style:family="text">
      <style:text-properties style:font-name="Noto Sans" fo:color="#111111"/>
    </style:style>
    <style:style style:name="P113" style:parent-style-name="Título2" style:family="paragraph">
      <style:paragraph-properties fo:margin-top="0.4166in" fo:margin-bottom="0.052in" style:line-height-at-least="0.25in"/>
      <style:text-properties style:font-name="Noto Sans" style:font-weight-complex="normal" fo:color="#CC342D" fo:font-size="15pt" style:font-size-asian="15pt"/>
    </style:style>
    <style:style style:name="P114" style:parent-style-name="Textbody" style:family="paragraph">
      <style:paragraph-properties fo:margin-bottom="0in" fo:margin-left="0.0208in" fo:margin-right="0.0208in">
        <style:tab-stops/>
      </style:paragraph-properties>
    </style:style>
    <style:style style:name="T115" style:parent-style-name="SourceText" style:family="text">
      <style:text-properties style:font-name="Consolas, 'Liberation Mono', Co" fo:color="#111111" fo:background-color="#F8F8F8"/>
    </style:style>
    <style:style style:name="T116" style:parent-style-name="Fonteparág.padrão" style:family="text">
      <style:text-properties style:font-name="Noto Sans" fo:color="#111111"/>
    </style:style>
    <style:style style:name="T117" style:parent-style-name="SourceText" style:family="text">
      <style:text-properties style:font-name="Consolas, 'Liberation Mono', Co" fo:color="#111111" fo:background-color="#F8F8F8"/>
    </style:style>
    <style:style style:name="T118" style:parent-style-name="Fonteparág.padrão" style:family="text">
      <style:text-properties style:font-name="Noto Sans" fo:color="#111111"/>
    </style:style>
    <style:style style:name="T119" style:parent-style-name="SourceText" style:family="text">
      <style:text-properties style:font-name="Consolas, 'Liberation Mono', Co" fo:color="#111111" fo:background-color="#F8F8F8"/>
    </style:style>
    <style:style style:name="T120" style:parent-style-name="Fonteparág.padrão" style:family="text">
      <style:text-properties style:font-name="Noto Sans" fo:color="#111111"/>
    </style:style>
    <style:style style:name="T121" style:parent-style-name="SourceText" style:family="text">
      <style:text-properties style:font-name="Consolas, 'Liberation Mono', Co" fo:color="#111111" fo:background-color="#F8F8F8"/>
    </style:style>
    <style:style style:name="T122" style:parent-style-name="Fonteparág.padrão" style:family="text">
      <style:text-properties style:font-name="Noto Sans" fo:color="#111111"/>
    </style:style>
    <style:style style:name="P123" style:parent-style-name="Textbody" style:family="paragraph">
      <style:paragraph-properties fo:margin-bottom="0in" fo:margin-left="0.0208in" fo:margin-right="0.0208in">
        <style:tab-stops/>
      </style:paragraph-properties>
    </style:style>
    <style:style style:name="T124" style:parent-style-name="Fonteparág.padrão" style:family="text">
      <style:text-properties style:font-name="Noto Sans" fo:color="#111111"/>
    </style:style>
    <style:style style:name="T125" style:parent-style-name="Fonteparág.padrão" style:family="text">
      <style:text-properties style:font-name="Noto Sans" fo:color="#111111"/>
    </style:style>
    <style:style style:name="T126" style:parent-style-name="SourceText" style:family="text">
      <style:text-properties style:font-name="Consolas, 'Liberation Mono', Co" fo:color="#111111" fo:background-color="#F8F8F8"/>
    </style:style>
    <style:style style:name="T127" style:parent-style-name="Fonteparág.padrão" style:family="text">
      <style:text-properties style:font-name="Noto Sans" fo:color="#111111"/>
    </style:style>
    <style:style style:name="T128" style:parent-style-name="SourceText" style:family="text">
      <style:text-properties style:font-name="Consolas, 'Liberation Mono', Co" fo:color="#111111" fo:background-color="#F8F8F8"/>
    </style:style>
    <style:style style:name="T129" style:parent-style-name="Fonteparág.padrão" style:family="text">
      <style:text-properties style:font-name="Noto Sans" fo:color="#111111"/>
    </style:style>
    <style:style style:name="T130" style:parent-style-name="SourceText" style:family="text">
      <style:text-properties style:font-name="Consolas, 'Liberation Mono', Co" fo:color="#111111" fo:background-color="#F8F8F8"/>
    </style:style>
    <style:style style:name="T131" style:parent-style-name="Fonteparág.padrão" style:family="text">
      <style:text-properties style:font-name="Noto Sans" fo:color="#111111"/>
    </style:style>
    <style:style style:name="P132" style:parent-style-name="Textbody" style:family="paragraph">
      <style:paragraph-properties fo:margin-bottom="0in" fo:margin-left="0.0208in" fo:margin-right="0.0208in">
        <style:tab-stops/>
      </style:paragraph-properties>
    </style:style>
    <style:style style:name="T133" style:parent-style-name="Fonteparág.padrão" style:family="text">
      <style:text-properties style:font-name="Noto Sans" fo:color="#111111"/>
    </style:style>
    <style:style style:name="T134" style:parent-style-name="SourceText" style:family="text">
      <style:text-properties style:font-name="Consolas, 'Liberation Mono', Co" fo:color="#111111" fo:background-color="#F8F8F8"/>
    </style:style>
    <style:style style:name="T135" style:parent-style-name="Fonteparág.padrão" style:family="text">
      <style:text-properties style:font-name="Noto Sans" fo:color="#111111"/>
    </style:style>
    <style:style style:name="T136" style:parent-style-name="SourceText" style:family="text">
      <style:text-properties style:font-name="Consolas, 'Liberation Mono', Co" fo:color="#111111" fo:background-color="#F8F8F8"/>
    </style:style>
    <style:style style:name="T137" style:parent-style-name="Fonteparág.padrão" style:family="text">
      <style:text-properties style:font-name="Noto Sans" fo:color="#111111"/>
    </style:style>
    <style:style style:name="T138" style:parent-style-name="Fonteparág.padrão" style:family="text">
      <style:text-properties style:font-name="Noto Sans" fo:color="#111111"/>
    </style:style>
    <style:style style:name="P139" style:parent-style-name="Textbody" style:family="paragraph">
      <style:paragraph-properties fo:margin-top="0.2083in" fo:margin-bottom="0.2083in"/>
      <style:text-properties style:font-name="Noto Sans" fo:color="#111111"/>
    </style:style>
    <style:style style:name="P140" style:parent-style-name="PreformattedText" style:family="paragraph">
      <style:paragraph-properties style:line-height-at-least="0.1666in" fo:background-color="#F8F8F8"/>
    </style:style>
    <style:style style:name="T141" style:parent-style-name="SourceText" style:family="text">
      <style:text-properties style:font-name="Consolas, 'Liberation Mono', Co" fo:color="#555555" fo:font-size="10.5pt" style:font-size-asian="10.5pt"/>
    </style:style>
    <style:style style:name="T142" style:parent-style-name="SourceText" style:family="text">
      <style:text-properties style:font-name="Consolas, 'Liberation Mono', Co" fo:color="#BBBBBB" fo:font-size="10.5pt" style:font-size-asian="10.5pt"/>
    </style:style>
    <style:style style:name="T143" style:parent-style-name="SourceText" style:family="text">
      <style:text-properties style:font-name="Consolas, 'Liberation Mono', Co" fo:color="#333333" fo:font-size="10.5pt" style:font-size-asian="10.5pt"/>
    </style:style>
    <style:style style:name="T144" style:parent-style-name="SourceText" style:family="text">
      <style:text-properties style:font-name="Consolas, 'Liberation Mono', Co" fo:font-size="10.5pt" style:font-size-asian="10.5pt"/>
    </style:style>
    <style:style style:name="T145" style:parent-style-name="SourceText" style:family="text">
      <style:text-properties style:font-name="Consolas, 'Liberation Mono', Co" fo:font-weight="bold" style:font-weight-asian="bold" fo:font-size="10.5pt" style:font-size-asian="10.5pt"/>
    </style:style>
    <style:style style:name="T146" style:parent-style-name="SourceText" style:family="text">
      <style:text-properties style:font-name="Consolas, 'Liberation Mono', Co" fo:font-size="10.5pt" style:font-size-asian="10.5pt"/>
    </style:style>
    <style:style style:name="T147" style:parent-style-name="SourceText" style:family="text">
      <style:text-properties style:font-name="Consolas, 'Liberation Mono', Co" fo:color="#009999" fo:font-size="10.5pt" style:font-size-asian="10.5pt"/>
    </style:style>
    <style:style style:name="T148" style:parent-style-name="SourceText" style:family="text">
      <style:text-properties style:font-name="Consolas, 'Liberation Mono', Co" fo:font-size="10.5pt" style:font-size-asian="10.5pt"/>
    </style:style>
    <style:style style:name="T149" style:parent-style-name="SourceText" style:family="text">
      <style:text-properties style:font-name="Consolas, 'Liberation Mono', Co" fo:font-weight="bold" style:font-weight-asian="bold" fo:font-size="10.5pt" style:font-size-asian="10.5pt"/>
    </style:style>
    <style:style style:name="T150" style:parent-style-name="SourceText" style:family="text">
      <style:text-properties style:font-name="Consolas, 'Liberation Mono', Co" fo:font-size="10.5pt" style:font-size-asian="10.5pt"/>
    </style:style>
    <style:style style:name="T151" style:parent-style-name="SourceText" style:family="text">
      <style:text-properties style:font-name="Consolas, 'Liberation Mono', Co" fo:color="#009999" fo:font-size="10.5pt" style:font-size-asian="10.5pt"/>
    </style:style>
    <style:style style:name="P152" style:parent-style-name="PreformattedText" style:family="paragraph">
      <style:paragraph-properties style:line-height-at-least="0.1666in" fo:background-color="#F8F8F8"/>
    </style:style>
    <style:style style:name="T153" style:parent-style-name="SourceText" style:family="text">
      <style:text-properties style:font-name="Consolas, 'Liberation Mono', Co" fo:font-size="10.5pt" style:font-size-asian="10.5pt"/>
    </style:style>
    <style:style style:name="T154" style:parent-style-name="SourceText" style:family="text">
      <style:text-properties style:font-name="Consolas, 'Liberation Mono', Co" fo:color="#009999" fo:font-size="10.5pt" style:font-size-asian="10.5pt"/>
    </style:style>
    <style:style style:name="P155" style:parent-style-name="PreformattedText" style:family="paragraph">
      <style:paragraph-properties style:line-height-at-least="0.1666in" fo:background-color="#F8F8F8"/>
    </style:style>
    <style:style style:name="T156" style:parent-style-name="SourceText" style:family="text">
      <style:text-properties style:font-name="Consolas, 'Liberation Mono', Co" fo:color="#555555" fo:font-size="10.5pt" style:font-size-asian="10.5pt"/>
    </style:style>
    <style:style style:name="T157" style:parent-style-name="SourceText" style:family="text">
      <style:text-properties style:font-name="Consolas, 'Liberation Mono', Co" fo:color="#BBBBBB" fo:font-size="10.5pt" style:font-size-asian="10.5pt"/>
    </style:style>
    <style:style style:name="T158" style:parent-style-name="SourceText" style:family="text">
      <style:text-properties style:font-name="Consolas, 'Liberation Mono', Co" fo:color="#333333" fo:font-size="10.5pt" style:font-size-asian="10.5pt"/>
    </style:style>
    <style:style style:name="T159" style:parent-style-name="SourceText" style:family="text">
      <style:text-properties style:font-name="Consolas, 'Liberation Mono', Co" fo:font-size="10.5pt" style:font-size-asian="10.5pt"/>
    </style:style>
    <style:style style:name="T160" style:parent-style-name="SourceText" style:family="text">
      <style:text-properties style:font-name="Consolas, 'Liberation Mono', Co" fo:font-weight="bold" style:font-weight-asian="bold" fo:font-size="10.5pt" style:font-size-asian="10.5pt"/>
    </style:style>
    <style:style style:name="T161" style:parent-style-name="SourceText" style:family="text">
      <style:text-properties style:font-name="Consolas, 'Liberation Mono', Co" fo:font-size="10.5pt" style:font-size-asian="10.5pt"/>
    </style:style>
    <style:style style:name="T162" style:parent-style-name="SourceText" style:family="text">
      <style:text-properties style:font-name="Consolas, 'Liberation Mono', Co" fo:color="#009999" fo:font-size="10.5pt" style:font-size-asian="10.5pt"/>
    </style:style>
    <style:style style:name="T163" style:parent-style-name="SourceText" style:family="text">
      <style:text-properties style:font-name="Consolas, 'Liberation Mono', Co" fo:font-size="10.5pt" style:font-size-asian="10.5pt"/>
    </style:style>
    <style:style style:name="T164" style:parent-style-name="SourceText" style:family="text">
      <style:text-properties style:font-name="Consolas, 'Liberation Mono', Co" fo:font-weight="bold" style:font-weight-asian="bold" fo:font-size="10.5pt" style:font-size-asian="10.5pt"/>
    </style:style>
    <style:style style:name="T165" style:parent-style-name="SourceText" style:family="text">
      <style:text-properties style:font-name="Consolas, 'Liberation Mono', Co" fo:font-size="10.5pt" style:font-size-asian="10.5pt"/>
    </style:style>
    <style:style style:name="T166" style:parent-style-name="SourceText" style:family="text">
      <style:text-properties style:font-name="Consolas, 'Liberation Mono', Co" fo:color="#009999" fo:font-size="10.5pt" style:font-size-asian="10.5pt"/>
    </style:style>
    <style:style style:name="P167" style:parent-style-name="PreformattedText" style:family="paragraph">
      <style:paragraph-properties style:line-height-at-least="0.1666in" fo:background-color="#F8F8F8"/>
    </style:style>
    <style:style style:name="T168" style:parent-style-name="SourceText" style:family="text">
      <style:text-properties style:font-name="Consolas, 'Liberation Mono', Co" fo:font-size="10.5pt" style:font-size-asian="10.5pt"/>
    </style:style>
    <style:style style:name="T169" style:parent-style-name="SourceText" style:family="text">
      <style:text-properties style:font-name="Consolas, 'Liberation Mono', Co" fo:color="#009999" fo:font-size="10.5pt" style:font-size-asian="10.5pt"/>
    </style:style>
    <style:style style:name="P170" style:parent-style-name="PreformattedText" style:family="paragraph">
      <style:paragraph-properties style:line-height-at-least="0.1666in" fo:background-color="#F8F8F8"/>
    </style:style>
    <style:style style:name="T171" style:parent-style-name="SourceText" style:family="text">
      <style:text-properties style:font-name="Consolas, 'Liberation Mono', Co" fo:color="#555555" fo:font-size="10.5pt" style:font-size-asian="10.5pt"/>
    </style:style>
    <style:style style:name="T172" style:parent-style-name="SourceText" style:family="text">
      <style:text-properties style:font-name="Consolas, 'Liberation Mono', Co" fo:color="#BBBBBB" fo:font-size="10.5pt" style:font-size-asian="10.5pt"/>
    </style:style>
    <style:style style:name="T173" style:parent-style-name="SourceText" style:family="text">
      <style:text-properties style:font-name="Consolas, 'Liberation Mono', Co" fo:color="#008080" fo:font-size="10.5pt" style:font-size-asian="10.5pt"/>
    </style:style>
    <style:style style:name="T174" style:parent-style-name="SourceText" style:family="text">
      <style:text-properties style:font-name="Consolas, 'Liberation Mono', Co" fo:font-size="10.5pt" style:font-size-asian="10.5pt"/>
    </style:style>
    <style:style style:name="T175" style:parent-style-name="SourceText" style:family="text">
      <style:text-properties style:font-name="Consolas, 'Liberation Mono', Co" fo:font-weight="bold" style:font-weight-asian="bold" fo:color="#990000" fo:font-size="10.5pt" style:font-size-asian="10.5pt"/>
    </style:style>
    <style:style style:name="T176" style:parent-style-name="SourceText" style:family="text">
      <style:text-properties style:font-name="Consolas, 'Liberation Mono', Co" fo:font-size="10.5pt" style:font-size-asian="10.5pt"/>
    </style:style>
    <style:style style:name="T177" style:parent-style-name="SourceText" style:family="text">
      <style:text-properties style:font-name="Consolas, 'Liberation Mono', Co" fo:color="#333333" fo:font-size="10.5pt" style:font-size-asian="10.5pt"/>
    </style:style>
    <style:style style:name="T178" style:parent-style-name="SourceText" style:family="text">
      <style:text-properties style:font-name="Consolas, 'Liberation Mono', Co" fo:font-weight="bold" style:font-weight-asian="bold" fo:font-size="10.5pt" style:font-size-asian="10.5pt"/>
    </style:style>
    <style:style style:name="T179" style:parent-style-name="SourceText" style:family="text">
      <style:text-properties style:font-name="Consolas, 'Liberation Mono', Co" fo:color="#333333" fo:font-size="10.5pt" style:font-size-asian="10.5pt"/>
    </style:style>
    <style:style style:name="T180" style:parent-style-name="SourceText" style:family="text">
      <style:text-properties style:font-name="Consolas, 'Liberation Mono', Co" fo:font-size="10.5pt" style:font-size-asian="10.5pt"/>
    </style:style>
    <style:style style:name="P181" style:parent-style-name="PreformattedText" style:family="paragraph">
      <style:paragraph-properties style:line-height-at-least="0.1666in" fo:background-color="#F8F8F8"/>
    </style:style>
    <style:style style:name="T182" style:parent-style-name="SourceText" style:family="text">
      <style:text-properties style:font-name="Consolas, 'Liberation Mono', Co" fo:font-size="10.5pt" style:font-size-asian="10.5pt"/>
    </style:style>
    <style:style style:name="T183" style:parent-style-name="SourceText" style:family="text">
      <style:text-properties style:font-name="Consolas, 'Liberation Mono', Co" fo:color="#009999" fo:font-size="10.5pt" style:font-size-asian="10.5pt"/>
    </style:style>
    <style:style style:name="P184" style:parent-style-name="Textbody" style:family="paragraph">
      <style:paragraph-properties fo:margin-bottom="0in" fo:margin-left="0.0208in" fo:margin-right="0.0208in">
        <style:tab-stops/>
      </style:paragraph-properties>
    </style:style>
    <style:style style:name="T185" style:parent-style-name="Fonteparág.padrão" style:family="text">
      <style:text-properties style:font-name="Noto Sans" fo:color="#111111"/>
    </style:style>
    <style:style style:name="T186" style:parent-style-name="Fonteparág.padrão" style:family="text">
      <style:text-properties style:font-name="Noto Sans" fo:color="#111111"/>
    </style:style>
    <style:style style:name="T187" style:parent-style-name="SourceText" style:family="text">
      <style:text-properties style:font-name="Consolas, 'Liberation Mono', Co" fo:color="#111111" fo:background-color="#F8F8F8"/>
    </style:style>
    <style:style style:name="T188" style:parent-style-name="Fonteparág.padrão" style:family="text">
      <style:text-properties style:font-name="Noto Sans" fo:color="#111111"/>
    </style:style>
    <style:style style:name="T189" style:parent-style-name="Fonteparág.padrão" style:family="text">
      <style:text-properties style:font-name="Noto Sans" fo:color="#445488" style:text-underline-type="single" style:text-underline-style="solid" style:text-underline-width="auto" style:text-underline-mode="continuous"/>
    </style:style>
    <style:style style:name="P190" style:parent-style-name="Título3" style:family="paragraph">
      <style:text-properties style:font-name="Noto Sans" style:font-weight-complex="normal" fo:color="#CC342D" fo:font-size="12pt" style:font-size-asian="12pt"/>
    </style:style>
    <style:style style:name="P191" style:parent-style-name="Textbody" style:family="paragraph">
      <style:paragraph-properties fo:margin-bottom="0in" fo:margin-left="0.0208in" fo:margin-right="0.0208in">
        <style:tab-stops/>
      </style:paragraph-properties>
    </style:style>
    <style:style style:name="T192" style:parent-style-name="Fonteparág.padrão" style:family="text">
      <style:text-properties style:font-name="Noto Sans" fo:color="#111111"/>
    </style:style>
    <style:style style:name="T193" style:parent-style-name="StrongEmphasis" style:family="text">
      <style:text-properties style:font-name="Noto Sans" fo:color="#445488" style:text-underline-type="single" style:text-underline-style="solid" style:text-underline-width="auto" style:text-underline-mode="continuous"/>
    </style:style>
    <style:style style:name="T194" style:parent-style-name="Fonteparág.padrão" style:family="text">
      <style:text-properties style:font-name="Noto Sans" fo:color="#111111"/>
    </style:style>
    <style:style style:name="T195" style:parent-style-name="SourceText" style:family="text">
      <style:text-properties style:font-name="Consolas, 'Liberation Mono', Co" fo:color="#111111" fo:background-color="#F8F8F8"/>
    </style:style>
    <style:style style:name="T196" style:parent-style-name="Fonteparág.padrão" style:family="text">
      <style:text-properties style:font-name="Noto Sans" fo:color="#111111"/>
    </style:style>
    <style:style style:name="P197" style:parent-style-name="Textbody" style:family="paragraph">
      <style:paragraph-properties fo:margin-bottom="0in" fo:margin-left="0.0208in" fo:margin-right="0.0208in">
        <style:tab-stops/>
      </style:paragraph-properties>
    </style:style>
    <style:style style:name="T198" style:parent-style-name="Fonteparág.padrão" style:family="text">
      <style:text-properties style:font-name="Noto Sans" fo:color="#111111"/>
    </style:style>
    <style:style style:name="T199" style:parent-style-name="Fonteparág.padrão" style:family="text">
      <style:text-properties style:font-name="Noto Sans" fo:color="#111111"/>
    </style:style>
    <style:style style:name="T200" style:parent-style-name="SourceText" style:family="text">
      <style:text-properties style:font-name="Consolas, 'Liberation Mono', Co" fo:color="#111111" fo:background-color="#F8F8F8"/>
    </style:style>
    <style:style style:name="T201" style:parent-style-name="Fonteparág.padrão" style:family="text">
      <style:text-properties style:font-name="Noto Sans" fo:color="#111111"/>
    </style:style>
    <style:style style:name="T202" style:parent-style-name="SourceText" style:family="text">
      <style:text-properties style:font-name="Consolas, 'Liberation Mono', Co" fo:color="#111111" fo:background-color="#F8F8F8"/>
    </style:style>
    <style:style style:name="T203" style:parent-style-name="Fonteparág.padrão" style:family="text">
      <style:text-properties style:font-name="Noto Sans" fo:color="#111111"/>
    </style:style>
    <style:style style:name="T204" style:parent-style-name="Fonteparág.padrão" style:family="text">
      <style:text-properties style:font-name="Noto Sans" fo:color="#111111"/>
    </style:style>
    <style:style style:name="T205" style:parent-style-name="SourceText" style:family="text">
      <style:text-properties style:font-name="Consolas, 'Liberation Mono', Co" fo:color="#111111" fo:background-color="#F8F8F8"/>
    </style:style>
    <style:style style:name="T206" style:parent-style-name="Fonteparág.padrão" style:family="text">
      <style:text-properties style:font-name="Noto Sans" fo:color="#111111"/>
    </style:style>
    <style:style style:name="T207" style:parent-style-name="SourceText" style:family="text">
      <style:text-properties style:font-name="Consolas, 'Liberation Mono', Co" fo:color="#111111" fo:background-color="#F8F8F8"/>
    </style:style>
    <style:style style:name="T208" style:parent-style-name="Fonteparág.padrão" style:family="text">
      <style:text-properties style:font-name="Noto Sans" fo:color="#111111"/>
    </style:style>
    <style:style style:name="T209" style:parent-style-name="Fonteparág.padrão" style:family="text">
      <style:text-properties style:font-name="Noto Sans" fo:color="#111111"/>
    </style:style>
    <style:style style:name="T210" style:parent-style-name="SourceText" style:family="text">
      <style:text-properties style:font-name="Consolas, 'Liberation Mono', Co" fo:color="#111111" fo:background-color="#F8F8F8"/>
    </style:style>
    <style:style style:name="T211" style:parent-style-name="Fonteparág.padrão" style:family="text">
      <style:text-properties style:font-name="Noto Sans" fo:color="#111111"/>
    </style:style>
    <style:style style:name="T212" style:parent-style-name="SourceText" style:family="text">
      <style:text-properties style:font-name="Consolas, 'Liberation Mono', Co" fo:color="#111111" fo:background-color="#F8F8F8"/>
    </style:style>
    <style:style style:name="T213" style:parent-style-name="Fonteparág.padrão" style:family="text">
      <style:text-properties style:font-name="Noto Sans" fo:color="#111111"/>
    </style:style>
    <style:style style:name="T214" style:parent-style-name="SourceText" style:family="text">
      <style:text-properties style:font-name="Consolas, 'Liberation Mono', Co" fo:color="#111111" fo:background-color="#F8F8F8"/>
    </style:style>
    <style:style style:name="T215" style:parent-style-name="Fonteparág.padrão" style:family="text">
      <style:text-properties style:font-name="Noto Sans" fo:color="#111111"/>
    </style:style>
    <style:style style:name="T216" style:parent-style-name="Fonteparág.padrão" style:family="text">
      <style:text-properties style:font-name="Noto Sans" fo:color="#445488" style:text-underline-type="single" style:text-underline-style="solid" style:text-underline-width="auto" style:text-underline-mode="continuous"/>
    </style:style>
    <style:style style:name="T217" style:parent-style-name="Fonteparág.padrão" style:family="text">
      <style:text-properties style:font-name="Noto Sans" fo:color="#111111"/>
    </style:style>
    <style:style style:name="P218" style:parent-style-name="Textbody" style:family="paragraph">
      <style:paragraph-properties fo:margin-top="0.2083in" fo:margin-bottom="0.2083in"/>
    </style:style>
    <style:style style:name="T219" style:parent-style-name="Fonteparág.padrão" style:family="text">
      <style:text-properties style:font-name="Noto Sans" fo:color="#111111"/>
    </style:style>
    <style:style style:name="T220" style:parent-style-name="Fonteparág.padrão" style:family="text">
      <style:text-properties style:font-name="Noto Sans" fo:color="#111111"/>
    </style:style>
    <style:style style:name="T221" style:parent-style-name="Fonteparág.padrão" style:family="text">
      <style:text-properties style:font-name="Noto Sans" fo:color="#445488" style:text-underline-type="single" style:text-underline-style="solid" style:text-underline-width="auto" style:text-underline-mode="continuous"/>
    </style:style>
    <style:style style:name="T222" style:parent-style-name="Fonteparág.padrão" style:family="text">
      <style:text-properties style:font-name="Noto Sans" fo:color="#111111"/>
    </style:style>
    <style:style style:name="T223" style:parent-style-name="StrongEmphasis" style:family="text">
      <style:text-properties style:font-name="Noto Sans" fo:color="#445488" style:text-underline-type="single" style:text-underline-style="solid" style:text-underline-width="auto" style:text-underline-mode="continuous"/>
    </style:style>
    <style:style style:name="T224" style:parent-style-name="Fonteparág.padrão" style:family="text">
      <style:text-properties style:font-name="Noto Sans" fo:color="#111111"/>
    </style:style>
    <style:style style:name="T225" style:parent-style-name="Fonteparág.padrão" style:family="text">
      <style:text-properties style:font-name="Noto Sans" fo:color="#111111"/>
    </style:style>
    <style:style style:name="P226" style:parent-style-name="Textbody" style:family="paragraph">
      <style:paragraph-properties fo:margin-top="0.2083in" fo:margin-bottom="0.2083in"/>
    </style:style>
    <style:style style:name="T227" style:parent-style-name="Fonteparág.padrão" style:family="text">
      <style:text-properties style:font-name="Noto Sans" fo:color="#111111"/>
    </style:style>
    <style:style style:name="T228" style:parent-style-name="StrongEmphasis" style:family="text">
      <style:text-properties style:font-name="Noto Sans" fo:color="#445488" style:text-underline-type="single" style:text-underline-style="solid" style:text-underline-width="auto" style:text-underline-mode="continuous"/>
    </style:style>
    <style:style style:name="T229" style:parent-style-name="Fonteparág.padrão" style:family="text">
      <style:text-properties style:font-name="Noto Sans" fo:color="#111111"/>
    </style:style>
    <style:style style:name="T230" style:parent-style-name="Fonteparág.padrão" style:family="text">
      <style:text-properties style:font-name="Noto Sans" fo:color="#111111"/>
    </style:style>
    <style:style style:name="T231" style:parent-style-name="Fonteparág.padrão" style:family="text">
      <style:text-properties style:font-name="Noto Sans" fo:color="#111111"/>
    </style:style>
    <style:style style:name="P232" style:parent-style-name="Título3" style:family="paragraph">
      <style:paragraph-properties fo:margin-top="0.4166in" fo:margin-bottom="0.052in" style:line-height-at-least="0.25in"/>
      <style:text-properties style:font-name="Noto Sans" style:font-weight-complex="normal" fo:color="#CC342D" fo:font-size="12pt" style:font-size-asian="12pt"/>
    </style:style>
    <style:style style:name="P233" style:parent-style-name="Textbody" style:family="paragraph">
      <style:paragraph-properties fo:margin-bottom="0in" fo:margin-left="0.0208in" fo:margin-right="0.0208in">
        <style:tab-stops/>
      </style:paragraph-properties>
    </style:style>
    <style:style style:name="T234" style:parent-style-name="Fonteparág.padrão" style:family="text">
      <style:text-properties style:font-name="Noto Sans" fo:color="#111111"/>
    </style:style>
    <style:style style:name="T235" style:parent-style-name="SourceText" style:family="text">
      <style:text-properties style:font-name="Consolas, 'Liberation Mono', Co" fo:color="#111111" fo:background-color="#F8F8F8"/>
    </style:style>
    <style:style style:name="T236" style:parent-style-name="Fonteparág.padrão" style:family="text">
      <style:text-properties style:font-name="Noto Sans" fo:color="#111111"/>
    </style:style>
    <style:style style:name="T237" style:parent-style-name="Fonteparág.padrão" style:family="text">
      <style:text-properties style:font-name="Noto Sans" fo:color="#445488" style:text-underline-type="single" style:text-underline-style="solid" style:text-underline-width="auto" style:text-underline-mode="continuous"/>
    </style:style>
    <style:style style:name="T238" style:parent-style-name="Fonteparág.padrão" style:family="text">
      <style:text-properties style:font-name="Noto Sans" fo:color="#111111"/>
    </style:style>
    <style:style style:name="P239" style:parent-style-name="Título4" style:family="paragraph">
      <style:paragraph-properties fo:margin-top="0.4166in" fo:margin-bottom="0.052in" style:line-height-at-least="0.25in"/>
      <style:text-properties style:font-name="Noto Sans" style:font-weight-complex="normal" fo:font-style="italic" style:font-style-asian="italic" fo:color="#CC342D"/>
    </style:style>
    <style:style style:name="P240" style:parent-style-name="Textbody" style:family="paragraph">
      <style:paragraph-properties fo:margin-top="0.052in" fo:margin-bottom="0.2083in"/>
    </style:style>
    <style:style style:name="T241" style:parent-style-name="Fonteparág.padrão" style:family="text">
      <style:text-properties style:font-name="Noto Sans" fo:color="#111111"/>
    </style:style>
    <style:style style:name="T242" style:parent-style-name="StrongEmphasis" style:family="text">
      <style:text-properties style:font-name="Noto Sans" fo:color="#111111"/>
    </style:style>
    <style:style style:name="T243" style:parent-style-name="Fonteparág.padrão" style:family="text">
      <style:text-properties style:font-name="Noto Sans" fo:color="#111111"/>
    </style:style>
    <style:style style:name="T244" style:parent-style-name="Fonteparág.padrão" style:family="text">
      <style:text-properties style:font-name="Noto Sans" fo:color="#111111"/>
    </style:style>
    <style:style style:name="P245" style:parent-style-name="PreformattedText" style:family="paragraph">
      <style:paragraph-properties style:line-height-at-least="0.1666in" fo:background-color="#F8F8F8"/>
    </style:style>
    <style:style style:name="T246" style:parent-style-name="SourceText" style:family="text">
      <style:text-properties style:font-name="Consolas, 'Liberation Mono', Co" fo:color="#008080" fo:font-size="10.5pt" style:font-size-asian="10.5pt"/>
    </style:style>
    <style:style style:name="T247" style:parent-style-name="SourceText" style:family="text">
      <style:text-properties style:font-name="Consolas, 'Liberation Mono', Co" fo:font-size="10.5pt" style:font-size-asian="10.5pt"/>
    </style:style>
    <style:style style:name="T248" style:parent-style-name="SourceText" style:family="text">
      <style:text-properties style:font-name="Consolas, 'Liberation Mono', Co" fo:color="#000080" fo:font-size="10.5pt" style:font-size-asian="10.5pt"/>
    </style:style>
    <style:style style:name="T249" style:parent-style-name="SourceText" style:family="text">
      <style:text-properties style:font-name="Consolas, 'Liberation Mono', Co" fo:font-size="10.5pt" style:font-size-asian="10.5pt"/>
    </style:style>
    <style:style style:name="P250" style:parent-style-name="PreformattedText" style:family="paragraph">
      <style:paragraph-properties style:line-height-at-least="0.1666in" fo:background-color="#F8F8F8"/>
    </style:style>
    <style:style style:name="P251" style:parent-style-name="PreformattedText" style:family="paragraph">
      <style:paragraph-properties style:line-height-at-least="0.1666in" fo:background-color="#F8F8F8"/>
    </style:style>
    <style:style style:name="T252" style:parent-style-name="SourceText" style:family="text">
      <style:text-properties style:font-name="Consolas, 'Liberation Mono', Co" fo:font-weight="bold" style:font-weight-asian="bold" fo:font-size="10.5pt" style:font-size-asian="10.5pt"/>
    </style:style>
    <style:style style:name="T253" style:parent-style-name="SourceText" style:family="text">
      <style:text-properties style:font-name="Consolas, 'Liberation Mono', Co" fo:font-size="10.5pt" style:font-size-asian="10.5pt"/>
    </style:style>
    <style:style style:name="T254" style:parent-style-name="SourceText" style:family="text">
      <style:text-properties style:font-name="Consolas, 'Liberation Mono', Co" fo:font-weight="bold" style:font-weight-asian="bold" fo:font-size="10.5pt" style:font-size-asian="10.5pt"/>
    </style:style>
    <style:style style:name="P255" style:parent-style-name="PreformattedText" style:family="paragraph">
      <style:paragraph-properties style:line-height-at-least="0.1666in" fo:background-color="#F8F8F8"/>
    </style:style>
    <style:style style:name="P256" style:parent-style-name="PreformattedText" style:family="paragraph">
      <style:paragraph-properties style:line-height-at-least="0.1666in" fo:background-color="#F8F8F8"/>
    </style:style>
    <style:style style:name="T257" style:parent-style-name="SourceText" style:family="text">
      <style:text-properties style:font-name="Consolas, 'Liberation Mono', Co" fo:font-size="10.5pt" style:font-size-asian="10.5pt"/>
    </style:style>
    <style:style style:name="T258" style:parent-style-name="SourceText" style:family="text">
      <style:text-properties style:font-name="Consolas, 'Liberation Mono', Co" fo:font-weight="bold" style:font-weight-asian="bold" fo:font-size="10.5pt" style:font-size-asian="10.5pt"/>
    </style:style>
    <style:style style:name="T259" style:parent-style-name="SourceText" style:family="text">
      <style:text-properties style:font-name="Consolas, 'Liberation Mono', Co" fo:font-size="10.5pt" style:font-size-asian="10.5pt"/>
    </style:style>
    <style:style style:name="T260" style:parent-style-name="SourceText" style:family="text">
      <style:text-properties style:font-name="Consolas, 'Liberation Mono', Co" fo:font-weight="bold" style:font-weight-asian="bold" fo:font-size="10.5pt" style:font-size-asian="10.5pt"/>
    </style:style>
    <style:style style:name="P261" style:parent-style-name="Textbody" style:family="paragraph">
      <style:paragraph-properties fo:margin-bottom="0in" fo:margin-left="0.0208in" fo:margin-right="0.0208in">
        <style:tab-stops/>
      </style:paragraph-properties>
    </style:style>
    <style:style style:name="T262" style:parent-style-name="Fonteparág.padrão" style:family="text">
      <style:text-properties style:font-name="Noto Sans" fo:color="#111111"/>
    </style:style>
    <style:style style:name="T263" style:parent-style-name="SourceText" style:family="text">
      <style:text-properties style:font-name="Consolas, 'Liberation Mono', Co" fo:color="#111111" fo:background-color="#F8F8F8"/>
    </style:style>
    <style:style style:name="T264" style:parent-style-name="Fonteparág.padrão" style:family="text">
      <style:text-properties style:font-name="Noto Sans" fo:color="#111111"/>
    </style:style>
    <style:style style:name="T265" style:parent-style-name="SourceText" style:family="text">
      <style:text-properties style:font-name="Consolas, 'Liberation Mono', Co" fo:color="#111111" fo:background-color="#F8F8F8"/>
    </style:style>
    <style:style style:name="T266" style:parent-style-name="Fonteparág.padrão" style:family="text">
      <style:text-properties style:font-name="Noto Sans" fo:color="#111111"/>
    </style:style>
    <style:style style:name="T267" style:parent-style-name="Fonteparág.padrão" style:family="text">
      <style:text-properties style:font-name="Noto Sans" fo:color="#111111"/>
    </style:style>
    <style:style style:name="T268" style:parent-style-name="SourceText" style:family="text">
      <style:text-properties style:font-name="Consolas, 'Liberation Mono', Co" fo:color="#111111" fo:background-color="#F8F8F8"/>
    </style:style>
    <style:style style:name="T269" style:parent-style-name="Fonteparág.padrão" style:family="text">
      <style:text-properties style:font-name="Noto Sans" fo:color="#111111"/>
    </style:style>
    <style:style style:name="T270" style:parent-style-name="SourceText" style:family="text">
      <style:text-properties style:font-name="Consolas, 'Liberation Mono', Co" fo:color="#111111" fo:background-color="#F8F8F8"/>
    </style:style>
    <style:style style:name="T271" style:parent-style-name="Fonteparág.padrão" style:family="text">
      <style:text-properties style:font-name="Noto Sans" fo:color="#111111"/>
    </style:style>
    <style:style style:name="P272" style:parent-style-name="Título4" style:family="paragraph">
      <style:paragraph-properties fo:margin-top="0.4166in" fo:margin-bottom="0.052in" style:line-height-at-least="0.25in"/>
      <style:text-properties style:font-name="Noto Sans" style:font-weight-complex="normal" fo:font-style="italic" style:font-style-asian="italic" fo:color="#CC342D"/>
    </style:style>
    <style:style style:name="P273" style:parent-style-name="Textbody" style:family="paragraph">
      <style:paragraph-properties fo:margin-top="0.052in" fo:margin-bottom="0.2083in"/>
    </style:style>
    <style:style style:name="T274" style:parent-style-name="Fonteparág.padrão" style:family="text">
      <style:text-properties style:font-name="Noto Sans" fo:color="#111111"/>
    </style:style>
    <style:style style:name="T275" style:parent-style-name="StrongEmphasis" style:family="text">
      <style:text-properties style:font-name="Noto Sans" fo:color="#111111"/>
    </style:style>
    <style:style style:name="T276" style:parent-style-name="Fonteparág.padrão" style:family="text">
      <style:text-properties style:font-name="Noto Sans" fo:color="#111111"/>
    </style:style>
    <style:style style:name="P277" style:parent-style-name="PreformattedText" style:family="paragraph">
      <style:paragraph-properties style:line-height-at-least="0.1666in" fo:background-color="#F8F8F8"/>
    </style:style>
    <style:style style:name="T278" style:parent-style-name="SourceText" style:family="text">
      <style:text-properties style:font-name="Consolas, 'Liberation Mono', Co" fo:color="#008080" fo:font-size="10.5pt" style:font-size-asian="10.5pt"/>
    </style:style>
    <style:style style:name="T279" style:parent-style-name="SourceText" style:family="text">
      <style:text-properties style:font-name="Consolas, 'Liberation Mono', Co" fo:font-size="10.5pt" style:font-size-asian="10.5pt"/>
    </style:style>
    <style:style style:name="T280" style:parent-style-name="SourceText" style:family="text">
      <style:text-properties style:font-name="Consolas, 'Liberation Mono', Co" fo:color="#0086B3" fo:font-size="10.5pt" style:font-size-asian="10.5pt"/>
    </style:style>
    <style:style style:name="T281" style:parent-style-name="SourceText" style:family="text">
      <style:text-properties style:font-name="Consolas, 'Liberation Mono', Co" fo:font-size="10.5pt" style:font-size-asian="10.5pt"/>
    </style:style>
    <style:style style:name="P282" style:parent-style-name="Textbody" style:family="paragraph">
      <style:paragraph-properties fo:margin-bottom="0in" fo:margin-left="0.0208in" fo:margin-right="0.0208in">
        <style:tab-stops/>
      </style:paragraph-properties>
    </style:style>
    <style:style style:name="T283" style:parent-style-name="Fonteparág.padrão" style:family="text">
      <style:text-properties style:font-name="Noto Sans" fo:color="#111111"/>
    </style:style>
    <style:style style:name="T284" style:parent-style-name="Fonteparág.padrão" style:family="text">
      <style:text-properties style:font-name="Noto Sans" fo:color="#111111"/>
    </style:style>
    <style:style style:name="T285" style:parent-style-name="SourceText" style:family="text">
      <style:text-properties style:font-name="Consolas, 'Liberation Mono', Co" fo:color="#111111" fo:background-color="#F8F8F8"/>
    </style:style>
    <style:style style:name="T286" style:parent-style-name="Fonteparág.padrão" style:family="text">
      <style:text-properties style:font-name="Noto Sans" fo:color="#111111"/>
    </style:style>
    <style:style style:name="T287" style:parent-style-name="SourceText" style:family="text">
      <style:text-properties style:font-name="Consolas, 'Liberation Mono', Co" fo:color="#111111" fo:background-color="#F8F8F8"/>
    </style:style>
    <style:style style:name="T288" style:parent-style-name="Fonteparág.padrão" style:family="text">
      <style:text-properties style:font-name="Noto Sans" fo:color="#111111"/>
    </style:style>
    <style:style style:name="P289" style:parent-style-name="PreformattedText" style:family="paragraph">
      <style:paragraph-properties style:line-height-at-least="0.1666in" fo:background-color="#F8F8F8"/>
    </style:style>
    <style:style style:name="T290" style:parent-style-name="SourceText" style:family="text">
      <style:text-properties style:font-name="Consolas, 'Liberation Mono', Co" fo:color="#008080" fo:font-size="10.5pt" style:font-size-asian="10.5pt"/>
    </style:style>
    <style:style style:name="T291" style:parent-style-name="SourceText" style:family="text">
      <style:text-properties style:font-name="Consolas, 'Liberation Mono', Co" fo:font-size="10.5pt" style:font-size-asian="10.5pt"/>
    </style:style>
    <style:style style:name="T292" style:parent-style-name="SourceText" style:family="text">
      <style:text-properties style:font-name="Consolas, 'Liberation Mono', Co" fo:color="#0086B3" fo:font-size="10.5pt" style:font-size-asian="10.5pt"/>
    </style:style>
    <style:style style:name="T293" style:parent-style-name="SourceText" style:family="text">
      <style:text-properties style:font-name="Consolas, 'Liberation Mono', Co" fo:font-size="10.5pt" style:font-size-asian="10.5pt"/>
    </style:style>
    <style:style style:name="T294" style:parent-style-name="SourceText" style:family="text">
      <style:text-properties style:font-name="Consolas, 'Liberation Mono', Co" fo:color="#000080" fo:font-size="10.5pt" style:font-size-asian="10.5pt"/>
    </style:style>
    <style:style style:name="T295" style:parent-style-name="SourceText" style:family="text">
      <style:text-properties style:font-name="Consolas, 'Liberation Mono', Co" fo:font-size="10.5pt" style:font-size-asian="10.5pt"/>
    </style:style>
    <style:style style:name="P296" style:parent-style-name="Título4" style:family="paragraph">
      <style:paragraph-properties fo:margin-top="0.4166in" fo:margin-bottom="0.052in" style:line-height-at-least="0.25in"/>
      <style:text-properties style:font-name="Noto Sans" style:font-weight-complex="normal" fo:font-style="italic" style:font-style-asian="italic" fo:color="#CC342D"/>
    </style:style>
    <style:style style:name="P297" style:parent-style-name="Textbody" style:family="paragraph">
      <style:paragraph-properties fo:margin-top="0.052in" fo:margin-bottom="0.2083in"/>
    </style:style>
    <style:style style:name="T298" style:parent-style-name="Fonteparág.padrão" style:family="text">
      <style:text-properties style:font-name="Noto Sans" fo:color="#111111"/>
    </style:style>
    <style:style style:name="T299" style:parent-style-name="StrongEmphasis" style:family="text">
      <style:text-properties style:font-name="Noto Sans" fo:color="#111111"/>
    </style:style>
    <style:style style:name="T300" style:parent-style-name="Fonteparág.padrão" style:family="text">
      <style:text-properties style:font-name="Noto Sans" fo:color="#111111"/>
    </style:style>
    <style:style style:name="P301" style:parent-style-name="PreformattedText" style:family="paragraph">
      <style:paragraph-properties style:line-height-at-least="0.1666in" fo:background-color="#F8F8F8"/>
    </style:style>
    <style:style style:name="T302" style:parent-style-name="SourceText" style:family="text">
      <style:text-properties style:font-name="Consolas, 'Liberation Mono', Co" fo:color="#008080" fo:font-size="10.5pt" style:font-size-asian="10.5pt"/>
    </style:style>
    <style:style style:name="T303" style:parent-style-name="SourceText" style:family="text">
      <style:text-properties style:font-name="Consolas, 'Liberation Mono', Co" fo:font-size="10.5pt" style:font-size-asian="10.5pt"/>
    </style:style>
    <style:style style:name="P304" style:parent-style-name="Textbody" style:family="paragraph">
      <style:paragraph-properties fo:margin-top="0.2083in" fo:margin-bottom="0.2083in"/>
      <style:text-properties style:font-name="Noto Sans" fo:color="#111111"/>
    </style:style>
    <style:style style:name="P305" style:parent-style-name="PreformattedText" style:family="paragraph">
      <style:paragraph-properties style:line-height-at-least="0.1666in" fo:background-color="#F8F8F8"/>
    </style:style>
    <style:style style:name="T306" style:parent-style-name="SourceText" style:family="text">
      <style:text-properties style:font-name="Consolas, 'Liberation Mono', Co" fo:color="#008080" fo:font-size="10.5pt" style:font-size-asian="10.5pt"/>
    </style:style>
    <style:style style:name="T307" style:parent-style-name="SourceText" style:family="text">
      <style:text-properties style:font-name="Consolas, 'Liberation Mono', Co" fo:font-size="10.5pt" style:font-size-asian="10.5pt"/>
    </style:style>
    <style:style style:name="T308" style:parent-style-name="SourceText" style:family="text">
      <style:text-properties style:font-name="Consolas, 'Liberation Mono', Co" fo:color="#000080" fo:font-size="10.5pt" style:font-size-asian="10.5pt"/>
    </style:style>
    <style:style style:name="P309" style:parent-style-name="Título4" style:family="paragraph">
      <style:paragraph-properties fo:margin-top="0.4166in" fo:margin-bottom="0.052in" style:line-height-at-least="0.25in"/>
      <style:text-properties style:font-name="Noto Sans" style:font-weight-complex="normal" fo:font-style="italic" style:font-style-asian="italic" fo:color="#CC342D"/>
    </style:style>
    <style:style style:name="P310" style:parent-style-name="Textbody" style:family="paragraph">
      <style:paragraph-properties fo:margin-top="0.052in" fo:margin-bottom="0.2083in"/>
      <style:text-properties style:font-name="Noto Sans" fo:color="#111111"/>
    </style:style>
    <style:style style:name="P311" style:parent-style-name="PreformattedText" style:family="paragraph">
      <style:paragraph-properties style:line-height-at-least="0.1666in" fo:background-color="#F8F8F8"/>
    </style:style>
    <style:style style:name="T312" style:parent-style-name="SourceText" style:family="text">
      <style:text-properties style:font-name="Consolas, 'Liberation Mono', Co" fo:color="#008080" fo:font-size="10.5pt" style:font-size-asian="10.5pt"/>
    </style:style>
    <style:style style:name="T313" style:parent-style-name="SourceText" style:family="text">
      <style:text-properties style:font-name="Consolas, 'Liberation Mono', Co" fo:font-size="10.5pt" style:font-size-asian="10.5pt"/>
    </style:style>
    <style:style style:name="T314" style:parent-style-name="SourceText" style:family="text">
      <style:text-properties style:font-name="Consolas, 'Liberation Mono', Co" fo:color="#0086B3" fo:font-size="10.5pt" style:font-size-asian="10.5pt"/>
    </style:style>
    <style:style style:name="P315" style:parent-style-name="Textbody" style:family="paragraph">
      <style:paragraph-properties fo:margin-bottom="0in" fo:margin-left="0.0208in" fo:margin-right="0.0208in">
        <style:tab-stops/>
      </style:paragraph-properties>
    </style:style>
    <style:style style:name="T316" style:parent-style-name="Fonteparág.padrão" style:family="text">
      <style:text-properties style:font-name="Noto Sans" fo:color="#111111"/>
    </style:style>
    <style:style style:name="T317" style:parent-style-name="SourceText" style:family="text">
      <style:text-properties style:font-name="Consolas, 'Liberation Mono', Co" fo:color="#111111" fo:background-color="#F8F8F8"/>
    </style:style>
    <style:style style:name="T318" style:parent-style-name="Fonteparág.padrão" style:family="text">
      <style:text-properties style:font-name="Noto Sans" fo:color="#111111"/>
    </style:style>
    <style:style style:name="T319" style:parent-style-name="SourceText" style:family="text">
      <style:text-properties style:font-name="Consolas, 'Liberation Mono', Co" fo:color="#111111" fo:background-color="#F8F8F8"/>
    </style:style>
    <style:style style:name="T320" style:parent-style-name="Fonteparág.padrão" style:family="text">
      <style:text-properties style:font-name="Noto Sans" fo:color="#111111"/>
    </style:style>
    <style:style style:name="P321" style:parent-style-name="Título4" style:family="paragraph">
      <style:paragraph-properties fo:margin-top="0.4166in" fo:margin-bottom="0.052in"/>
      <style:text-properties style:font-name="Noto Sans" style:font-weight-complex="normal" fo:font-style="italic" style:font-style-asian="italic" fo:color="#CC342D"/>
    </style:style>
    <style:style style:name="P322" style:parent-style-name="Textbody" style:family="paragraph">
      <style:paragraph-properties fo:margin-top="0.052in" fo:margin-bottom="0.2083in" fo:line-height="100%"/>
    </style:style>
    <style:style style:name="T323" style:parent-style-name="Fonteparág.padrão" style:family="text">
      <style:text-properties style:font-name="Noto Sans" fo:color="#111111"/>
    </style:style>
    <style:style style:name="T324" style:parent-style-name="Fonteparág.padrão" style:family="text">
      <style:text-properties style:font-name="Noto Sans" fo:color="#445488" style:text-underline-type="single" style:text-underline-style="solid" style:text-underline-width="auto" style:text-underline-mode="continuous"/>
    </style:style>
    <style:style style:name="T325" style:parent-style-name="Fonteparág.padrão" style:family="text">
      <style:text-properties style:font-name="Noto Sans" fo:color="#111111"/>
    </style:style>
    <style:style style:name="T326" style:parent-style-name="Fonteparág.padrão" style:family="text">
      <style:text-properties style:font-name="Noto Sans" fo:color="#445488" style:text-underline-type="single" style:text-underline-style="solid" style:text-underline-width="auto" style:text-underline-mode="continuous"/>
    </style:style>
    <style:style style:name="T327" style:parent-style-name="Fonteparág.padrão" style:family="text">
      <style:text-properties style:font-name="Noto Sans" fo:color="#111111"/>
    </style:style>
    <style:style style:name="T328" style:parent-style-name="Fonteparág.padrão" style:family="text">
      <style:text-properties style:font-name="Noto Sans" fo:color="#111111"/>
    </style:style>
    <style:style style:name="P329" style:parent-style-name="Textbody" style:family="paragraph">
      <style:paragraph-properties fo:margin-top="0.052in" fo:margin-bottom="0in" fo:line-height="100%"/>
      <style:text-properties style:font-name="Noto Sans" fo:font-style="italic" style:font-style-asian="italic" fo:color="#CC342D"/>
    </style:style>
    <style:style style:name="P330" style:parent-style-name="Textbody" style:family="paragraph">
      <style:paragraph-properties fo:margin-top="0.052in" fo:margin-bottom="0in" fo:line-height="100%"/>
      <style:text-properties style:font-name="Noto Sans" fo:font-weight="bold" style:font-weight-asian="bold" style:font-weight-complex="bold" fo:font-style="italic" style:font-style-asian="italic" fo:color="#CC342D"/>
    </style:style>
    <style:style style:name="P331" style:parent-style-name="Textbody" style:family="paragraph">
      <style:paragraph-properties fo:margin-bottom="0in" fo:line-height="100%"/>
      <style:text-properties style:font-name="Noto Sans" style:font-name-complex="Noto Sans"/>
    </style:style>
    <style:style style:name="P332" style:parent-style-name="Normal" style:family="paragraph">
      <style:paragraph-properties style:vertical-align="auto" fo:margin-top="0.0694in" fo:margin-bottom="0.0694in"/>
      <style:text-properties fo:hyphenate="true"/>
    </style:style>
    <style:style style:name="T333" style:parent-style-name="Fonteparág.padrão" style:family="text">
      <style:text-properties style:font-name="Noto Sans" style:font-name-asian="Times New Roman" style:font-name-complex="Noto Sans" fo:font-weight="bold" style:font-weight-asian="bold" style:font-weight-complex="bold" style:letter-kerning="false" style:language-asian="pt" style:country-asian="BR" style:language-complex="ar" style:country-complex="SA"/>
    </style:style>
    <style:style style:name="T334" style:parent-style-name="Fonteparág.padrão" style:family="text">
      <style:text-properties style:font-name="Noto Sans" style:font-name-asian="Times New Roman" style:font-name-complex="Noto Sans" style:letter-kerning="false" style:language-asian="pt" style:country-asian="BR" style:language-complex="ar" style:country-complex="SA"/>
    </style:style>
    <style:style style:name="P335" style:parent-style-name="Normal" style:family="paragraph">
      <style:paragraph-properties style:vertical-align="auto" fo:margin-top="0.0694in" fo:margin-bottom="0.0694in"/>
      <style:text-properties fo:hyphenate="true"/>
    </style:style>
    <style:style style:name="T336" style:parent-style-name="Fonteparág.padrão" style:family="text">
      <style:text-properties style:font-name="Noto Sans" style:font-name-asian="Times New Roman" style:font-name-complex="Noto Sans" fo:font-weight="bold" style:font-weight-asian="bold" style:font-weight-complex="bold" style:letter-kerning="false" style:language-asian="pt" style:country-asian="BR" style:language-complex="ar" style:country-complex="SA"/>
    </style:style>
    <style:style style:name="T337" style:parent-style-name="Fonteparág.padrão" style:family="text">
      <style:text-properties style:font-name="Noto Sans" style:font-name-asian="Times New Roman" style:font-name-complex="Noto Sans" style:letter-kerning="false" style:language-asian="pt" style:country-asian="BR" style:language-complex="ar" style:country-complex="SA"/>
    </style:style>
    <style:style style:name="T338" style:parent-style-name="Fonteparág.padrão" style:family="text">
      <style:text-properties style:font-name="Noto Sans" style:font-name-asian="Times New Roman" style:font-name-complex="Noto Sans" style:letter-kerning="false" style:language-asian="pt" style:country-asian="BR" style:language-complex="ar" style:country-complex="SA"/>
    </style:style>
    <style:style style:name="P339" style:parent-style-name="Normal" style:family="paragraph">
      <style:paragraph-properties style:vertical-align="auto" fo:margin-top="0.0694in" fo:margin-bottom="0.0694in"/>
      <style:text-properties fo:hyphenate="true"/>
    </style:style>
    <style:style style:name="T340" style:parent-style-name="Fonteparág.padrão" style:family="text">
      <style:text-properties style:font-name="Noto Sans" style:font-name-asian="Times New Roman" style:font-name-complex="Noto Sans" fo:font-weight="bold" style:font-weight-asian="bold" style:font-weight-complex="bold" style:letter-kerning="false" style:language-asian="pt" style:country-asian="BR" style:language-complex="ar" style:country-complex="SA"/>
    </style:style>
    <style:style style:name="T341" style:parent-style-name="Fonteparág.padrão" style:family="text">
      <style:text-properties style:font-name="Noto Sans" style:font-name-asian="Times New Roman" style:font-name-complex="Noto Sans" style:letter-kerning="false" style:language-asian="pt" style:country-asian="BR" style:language-complex="ar" style:country-complex="SA"/>
    </style:style>
    <style:style style:name="P342" style:parent-style-name="Normal" style:family="paragraph">
      <style:paragraph-properties style:vertical-align="auto" fo:margin-top="0.0694in" fo:margin-bottom="0.0694in"/>
      <style:text-properties fo:hyphenate="true"/>
    </style:style>
    <style:style style:name="T343" style:parent-style-name="Fonteparág.padrão" style:family="text">
      <style:text-properties style:font-name="Noto Sans" style:font-name-asian="Times New Roman" style:font-name-complex="Noto Sans" fo:font-weight="bold" style:font-weight-asian="bold" style:font-weight-complex="bold" style:letter-kerning="false" style:language-asian="pt" style:country-asian="BR" style:language-complex="ar" style:country-complex="SA"/>
    </style:style>
    <style:style style:name="T344" style:parent-style-name="Fonteparág.padrão" style:family="text">
      <style:text-properties style:font-name="Noto Sans" style:font-name-asian="Times New Roman" style:font-name-complex="Noto Sans" style:letter-kerning="false" style:language-asian="pt" style:country-asian="BR" style:language-complex="ar" style:country-complex="SA"/>
    </style:style>
    <style:style style:name="P345" style:parent-style-name="Normal" style:family="paragraph">
      <style:paragraph-properties style:vertical-align="auto" fo:margin-top="0.0694in" fo:margin-bottom="0.0694in"/>
      <style:text-properties fo:hyphenate="true"/>
    </style:style>
    <style:style style:name="T346" style:parent-style-name="Fonteparág.padrão" style:family="text">
      <style:text-properties style:font-name="Noto Sans" style:font-name-asian="Times New Roman" style:font-name-complex="Noto Sans" fo:font-weight="bold" style:font-weight-asian="bold" style:font-weight-complex="bold" style:letter-kerning="false" style:language-asian="pt" style:country-asian="BR" style:language-complex="ar" style:country-complex="SA"/>
    </style:style>
    <style:style style:name="T347" style:parent-style-name="Fonteparág.padrão" style:family="text">
      <style:text-properties style:font-name="Noto Sans" style:font-name-asian="Times New Roman" style:font-name-complex="Noto Sans" fo:font-weight="bold" style:font-weight-asian="bold" style:font-weight-complex="bold" style:letter-kerning="false" style:language-asian="pt" style:country-asian="BR" style:language-complex="ar" style:country-complex="SA"/>
    </style:style>
    <style:style style:name="T348" style:parent-style-name="Fonteparág.padrão" style:family="text">
      <style:text-properties style:font-name="Noto Sans" style:font-name-asian="Times New Roman" style:font-name-complex="Noto Sans" style:letter-kerning="false" style:language-asian="pt" style:country-asian="BR" style:language-complex="ar" style:country-complex="SA"/>
    </style:style>
    <style:style style:name="P349" style:parent-style-name="Normal" style:family="paragraph">
      <style:paragraph-properties style:vertical-align="auto" fo:margin-top="0.0694in" fo:margin-bottom="0.0694in"/>
      <style:text-properties fo:hyphenate="true"/>
    </style:style>
    <style:style style:name="T350" style:parent-style-name="Fonteparág.padrão" style:family="text">
      <style:text-properties style:font-name="Noto Sans" style:font-name-asian="Times New Roman" style:font-name-complex="Noto Sans" fo:font-weight="bold" style:font-weight-asian="bold" style:font-weight-complex="bold" style:letter-kerning="false" style:language-asian="pt" style:country-asian="BR" style:language-complex="ar" style:country-complex="SA"/>
    </style:style>
    <style:style style:name="T351" style:parent-style-name="Fonteparág.padrão" style:family="text">
      <style:text-properties style:font-name="Noto Sans" style:font-name-asian="Times New Roman" style:font-name-complex="Noto Sans" style:letter-kerning="false" style:language-asian="pt" style:country-asian="BR" style:language-complex="ar" style:country-complex="SA"/>
    </style:style>
    <style:style style:name="P352" style:parent-style-name="Normal" style:family="paragraph">
      <style:paragraph-properties style:vertical-align="auto" fo:margin-top="0.0694in" fo:margin-bottom="0.0694in"/>
      <style:text-properties fo:hyphenate="true"/>
    </style:style>
    <style:style style:name="T353" style:parent-style-name="Fonteparág.padrão" style:family="text">
      <style:text-properties style:font-name="Noto Sans" style:font-name-asian="Times New Roman" style:font-name-complex="Noto Sans" fo:font-weight="bold" style:font-weight-asian="bold" style:font-weight-complex="bold" style:letter-kerning="false" style:language-asian="pt" style:country-asian="BR" style:language-complex="ar" style:country-complex="SA"/>
    </style:style>
    <style:style style:name="T354" style:parent-style-name="Fonteparág.padrão" style:family="text">
      <style:text-properties style:font-name="Noto Sans" style:font-name-asian="Times New Roman" style:font-name-complex="Noto Sans" style:letter-kerning="false" style:language-asian="pt" style:country-asian="BR" style:language-complex="ar" style:country-complex="SA"/>
    </style:style>
    <style:style style:name="P355" style:parent-style-name="Normal" style:family="paragraph">
      <style:paragraph-properties style:vertical-align="auto" fo:margin-top="0.0694in" fo:margin-bottom="0.0694in"/>
      <style:text-properties fo:hyphenate="true"/>
    </style:style>
    <style:style style:name="T356" style:parent-style-name="Fonteparág.padrão" style:family="text">
      <style:text-properties style:font-name="Noto Sans" style:font-name-asian="Times New Roman" style:font-name-complex="Noto Sans" fo:font-weight="bold" style:font-weight-asian="bold" style:font-weight-complex="bold" style:letter-kerning="false" style:language-asian="pt" style:country-asian="BR" style:language-complex="ar" style:country-complex="SA"/>
    </style:style>
    <style:style style:name="T357" style:parent-style-name="Fonteparág.padrão" style:family="text">
      <style:text-properties style:font-name="Noto Sans" style:font-name-asian="Times New Roman" style:font-name-complex="Noto Sans" style:letter-kerning="false" style:language-asian="pt" style:country-asian="BR" style:language-complex="ar" style:country-complex="SA"/>
    </style:style>
    <style:style style:name="T358" style:parent-style-name="Fonteparág.padrão" style:family="text">
      <style:text-properties style:font-name="Noto Sans" style:font-name-asian="Times New Roman" style:font-name-complex="Noto Sans" style:letter-kerning="false" style:language-asian="pt" style:country-asian="BR" style:language-complex="ar" style:country-complex="SA"/>
    </style:style>
    <style:style style:name="P359" style:parent-style-name="Normal" style:family="paragraph">
      <style:paragraph-properties style:vertical-align="auto" fo:margin-top="0.0694in" fo:margin-bottom="0.0694in"/>
      <style:text-properties fo:hyphenate="true"/>
    </style:style>
    <style:style style:name="T360" style:parent-style-name="Fonteparág.padrão" style:family="text">
      <style:text-properties style:font-name="Noto Sans" style:font-name-asian="Times New Roman" style:font-name-complex="Noto Sans" fo:font-weight="bold" style:font-weight-asian="bold" style:font-weight-complex="bold" style:letter-kerning="false" style:language-asian="pt" style:country-asian="BR" style:language-complex="ar" style:country-complex="SA"/>
    </style:style>
    <style:style style:name="T361" style:parent-style-name="Fonteparág.padrão" style:family="text">
      <style:text-properties style:font-name="Noto Sans" style:font-name-asian="Times New Roman" style:font-name-complex="Noto Sans" style:letter-kerning="false" style:language-asian="pt" style:country-asian="BR" style:language-complex="ar" style:country-complex="SA"/>
    </style:style>
    <style:style style:name="P362" style:parent-style-name="Normal" style:family="paragraph">
      <style:paragraph-properties style:vertical-align="auto" fo:margin-top="0.0694in" fo:margin-bottom="0.0694in"/>
      <style:text-properties fo:hyphenate="true"/>
    </style:style>
    <style:style style:name="T363" style:parent-style-name="Fonteparág.padrão" style:family="text">
      <style:text-properties style:font-name="Noto Sans" style:font-name-asian="Times New Roman" style:font-name-complex="Noto Sans" fo:font-weight="bold" style:font-weight-asian="bold" style:font-weight-complex="bold" style:letter-kerning="false" style:language-asian="pt" style:country-asian="BR" style:language-complex="ar" style:country-complex="SA"/>
    </style:style>
    <style:style style:name="T364" style:parent-style-name="Fonteparág.padrão" style:family="text">
      <style:text-properties style:font-name="Noto Sans" style:font-name-asian="Times New Roman" style:font-name-complex="Noto Sans" style:letter-kerning="false" style:language-asian="pt" style:country-asian="BR" style:language-complex="ar" style:country-complex="SA"/>
    </style:style>
    <style:style style:name="T365" style:parent-style-name="Fonteparág.padrão" style:family="text">
      <style:text-properties style:font-name="Noto Sans" style:font-name-asian="Times New Roman" style:font-name-complex="Noto Sans" style:letter-kerning="false" style:language-asian="pt" style:country-asian="BR" style:language-complex="ar" style:country-complex="SA"/>
    </style:style>
    <style:style style:name="T366" style:parent-style-name="Fonteparág.padrão" style:family="text">
      <style:text-properties style:font-name="Noto Sans" style:font-name-asian="Times New Roman" style:font-name-complex="Noto Sans" style:letter-kerning="false" style:language-asian="pt" style:country-asian="BR" style:language-complex="ar" style:country-complex="SA"/>
    </style:style>
    <style:style style:name="P367" style:parent-style-name="Normal" style:family="paragraph">
      <style:paragraph-properties style:vertical-align="auto" fo:margin-top="0.0694in" fo:margin-bottom="0.0694in"/>
      <style:text-properties fo:hyphenate="true"/>
    </style:style>
    <style:style style:name="T368" style:parent-style-name="Fonteparág.padrão" style:family="text">
      <style:text-properties style:font-name="Noto Sans" style:font-name-asian="Times New Roman" style:font-name-complex="Noto Sans" fo:font-weight="bold" style:font-weight-asian="bold" style:font-weight-complex="bold" style:letter-kerning="false" style:language-asian="pt" style:country-asian="BR" style:language-complex="ar" style:country-complex="SA"/>
    </style:style>
    <style:style style:name="T369" style:parent-style-name="Fonteparág.padrão" style:family="text">
      <style:text-properties style:font-name="Noto Sans" style:font-name-asian="Times New Roman" style:font-name-complex="Noto Sans" style:letter-kerning="false" style:language-asian="pt" style:country-asian="BR" style:language-complex="ar" style:country-complex="SA"/>
    </style:style>
    <style:style style:name="T370" style:parent-style-name="Fonteparág.padrão" style:family="text">
      <style:text-properties style:font-name="Noto Sans" style:font-name-asian="Times New Roman" style:font-name-complex="Noto Sans" style:letter-kerning="false" style:language-asian="pt" style:country-asian="BR" style:language-complex="ar" style:country-complex="SA"/>
    </style:style>
    <style:style style:name="P371" style:parent-style-name="Normal" style:family="paragraph">
      <style:paragraph-properties style:vertical-align="auto" fo:margin-top="0.0694in" fo:margin-bottom="0.0694in"/>
      <style:text-properties fo:hyphenate="true"/>
    </style:style>
    <style:style style:name="T372" style:parent-style-name="Fonteparág.padrão" style:family="text">
      <style:text-properties style:font-name="Noto Sans" style:font-name-asian="Times New Roman" style:font-name-complex="Noto Sans" fo:font-weight="bold" style:font-weight-asian="bold" style:font-weight-complex="bold" style:letter-kerning="false" style:language-asian="pt" style:country-asian="BR" style:language-complex="ar" style:country-complex="SA"/>
    </style:style>
    <style:style style:name="T373" style:parent-style-name="Fonteparág.padrão" style:family="text">
      <style:text-properties style:font-name="Noto Sans" style:font-name-asian="Times New Roman" style:font-name-complex="Noto Sans" style:letter-kerning="false" style:language-asian="pt" style:country-asian="BR" style:language-complex="ar" style:country-complex="SA"/>
    </style:style>
    <style:style style:name="P374" style:parent-style-name="Normal" style:family="paragraph">
      <style:paragraph-properties style:vertical-align="auto" fo:margin-top="0.0694in" fo:margin-bottom="0.0694in"/>
      <style:text-properties fo:hyphenate="true"/>
    </style:style>
    <style:style style:name="T375" style:parent-style-name="Fonteparág.padrão" style:family="text">
      <style:text-properties style:font-name="Noto Sans" style:font-name-asian="Times New Roman" style:font-name-complex="Noto Sans" fo:font-weight="bold" style:font-weight-asian="bold" style:font-weight-complex="bold" style:letter-kerning="false" style:language-asian="pt" style:country-asian="BR" style:language-complex="ar" style:country-complex="SA"/>
    </style:style>
    <style:style style:name="T376" style:parent-style-name="Fonteparág.padrão" style:family="text">
      <style:text-properties style:font-name="Noto Sans" style:font-name-asian="Times New Roman" style:font-name-complex="Noto Sans" style:letter-kerning="false" style:language-asian="pt" style:country-asian="BR" style:language-complex="ar" style:country-complex="SA"/>
    </style:style>
    <style:style style:name="P377" style:parent-style-name="Normal" style:family="paragraph">
      <style:paragraph-properties style:vertical-align="auto" fo:margin-top="0.0694in" fo:margin-bottom="0.0694in"/>
      <style:text-properties fo:hyphenate="true"/>
    </style:style>
    <style:style style:name="T378" style:parent-style-name="Fonteparág.padrão" style:family="text">
      <style:text-properties style:font-name="Noto Sans" style:font-name-asian="Times New Roman" style:font-name-complex="Noto Sans" fo:font-weight="bold" style:font-weight-asian="bold" style:font-weight-complex="bold" style:letter-kerning="false" style:language-asian="pt" style:country-asian="BR" style:language-complex="ar" style:country-complex="SA"/>
    </style:style>
    <style:style style:name="T379" style:parent-style-name="Fonteparág.padrão" style:family="text">
      <style:text-properties style:font-name="Noto Sans" style:font-name-asian="Times New Roman" style:font-name-complex="Noto Sans" style:letter-kerning="false" style:language-asian="pt" style:country-asian="BR" style:language-complex="ar" style:country-complex="SA"/>
    </style:style>
    <style:style style:name="T380" style:parent-style-name="Fonteparág.padrão" style:family="text">
      <style:text-properties style:font-name="Noto Sans" style:font-name-asian="Times New Roman" style:font-name-complex="Noto Sans" style:letter-kerning="false" style:language-asian="pt" style:country-asian="BR" style:language-complex="ar" style:country-complex="SA"/>
    </style:style>
    <style:style style:name="P381" style:parent-style-name="Normal" style:family="paragraph">
      <style:paragraph-properties style:vertical-align="auto" fo:margin-top="0.0694in" fo:margin-bottom="0.0694in"/>
      <style:text-properties fo:hyphenate="true"/>
    </style:style>
    <style:style style:name="T382" style:parent-style-name="Fonteparág.padrão" style:family="text">
      <style:text-properties style:font-name="Noto Sans" style:font-name-asian="Times New Roman" style:font-name-complex="Noto Sans" fo:font-weight="bold" style:font-weight-asian="bold" style:font-weight-complex="bold" style:letter-kerning="false" style:language-asian="pt" style:country-asian="BR" style:language-complex="ar" style:country-complex="SA"/>
    </style:style>
    <style:style style:name="T383" style:parent-style-name="Fonteparág.padrão" style:family="text">
      <style:text-properties style:font-name="Noto Sans" style:font-name-asian="Times New Roman" style:font-name-complex="Noto Sans" style:letter-kerning="false" style:language-asian="pt" style:country-asian="BR" style:language-complex="ar" style:country-complex="SA"/>
    </style:style>
    <style:style style:name="P384" style:parent-style-name="Normal" style:family="paragraph">
      <style:paragraph-properties style:vertical-align="auto" fo:margin-top="0.0694in" fo:margin-bottom="0.0694in"/>
      <style:text-properties fo:hyphenate="true"/>
    </style:style>
    <style:style style:name="T385" style:parent-style-name="Fonteparág.padrão" style:family="text">
      <style:text-properties style:font-name="Noto Sans" style:font-name-asian="Times New Roman" style:font-name-complex="Noto Sans" fo:font-weight="bold" style:font-weight-asian="bold" style:font-weight-complex="bold" style:letter-kerning="false" style:language-asian="pt" style:country-asian="BR" style:language-complex="ar" style:country-complex="SA"/>
    </style:style>
    <style:style style:name="T386" style:parent-style-name="Fonteparág.padrão" style:family="text">
      <style:text-properties style:font-name="Noto Sans" style:font-name-asian="Times New Roman" style:font-name-complex="Noto Sans" style:letter-kerning="false" style:language-asian="pt" style:country-asian="BR" style:language-complex="ar" style:country-complex="SA"/>
    </style:style>
    <style:style style:name="P387" style:parent-style-name="Normal" style:family="paragraph">
      <style:paragraph-properties style:vertical-align="auto" fo:margin-top="0.0694in" fo:margin-bottom="0.0694in"/>
      <style:text-properties fo:hyphenate="true"/>
    </style:style>
    <style:style style:name="T388" style:parent-style-name="Fonteparág.padrão" style:family="text">
      <style:text-properties style:font-name="Noto Sans" style:font-name-asian="Times New Roman" style:font-name-complex="Noto Sans" fo:font-weight="bold" style:font-weight-asian="bold" style:font-weight-complex="bold" style:letter-kerning="false" style:language-asian="pt" style:country-asian="BR" style:language-complex="ar" style:country-complex="SA"/>
    </style:style>
    <style:style style:name="T389" style:parent-style-name="Fonteparág.padrão" style:family="text">
      <style:text-properties style:font-name="Noto Sans" style:font-name-asian="Times New Roman" style:font-name-complex="Noto Sans" style:letter-kerning="false" style:language-asian="pt" style:country-asian="BR" style:language-complex="ar" style:country-complex="SA"/>
    </style:style>
    <style:style style:name="T390" style:parent-style-name="Fonteparág.padrão" style:family="text">
      <style:text-properties style:font-name="Noto Sans" style:font-name-asian="Times New Roman" style:font-name-complex="Noto Sans" fo:font-weight="bold" style:font-weight-asian="bold" style:font-weight-complex="bold" style:letter-kerning="false" style:language-asian="pt" style:country-asian="BR" style:language-complex="ar" style:country-complex="SA"/>
    </style:style>
    <style:style style:name="T391" style:parent-style-name="Fonteparág.padrão" style:family="text">
      <style:text-properties style:font-name="Noto Sans" style:font-name-asian="Times New Roman" style:font-name-complex="Noto Sans" style:letter-kerning="false" style:language-asian="pt" style:country-asian="BR" style:language-complex="ar" style:country-complex="SA"/>
    </style:style>
    <style:style style:name="P392" style:parent-style-name="Normal" style:family="paragraph">
      <style:paragraph-properties style:vertical-align="auto" fo:margin-top="0.0694in" fo:margin-bottom="0.0694in"/>
      <style:text-properties fo:hyphenate="true"/>
    </style:style>
    <style:style style:name="T393" style:parent-style-name="Fonteparág.padrão" style:family="text">
      <style:text-properties style:font-name="Noto Sans" style:font-name-asian="Times New Roman" style:font-name-complex="Noto Sans" fo:font-weight="bold" style:font-weight-asian="bold" style:font-weight-complex="bold" style:letter-kerning="false" style:language-asian="pt" style:country-asian="BR" style:language-complex="ar" style:country-complex="SA"/>
    </style:style>
    <style:style style:name="T394" style:parent-style-name="Fonteparág.padrão" style:family="text">
      <style:text-properties style:font-name="Noto Sans" style:font-name-asian="Times New Roman" style:font-name-complex="Noto Sans" style:letter-kerning="false" style:language-asian="pt" style:country-asian="BR" style:language-complex="ar" style:country-complex="SA"/>
    </style:style>
    <style:style style:name="P395" style:parent-style-name="Normal" style:family="paragraph">
      <style:paragraph-properties style:vertical-align="auto" fo:margin-top="0.0694in" fo:margin-bottom="0.0694in"/>
      <style:text-properties fo:hyphenate="true"/>
    </style:style>
    <style:style style:name="T396" style:parent-style-name="Fonteparág.padrão" style:family="text">
      <style:text-properties style:font-name="Noto Sans" style:font-name-asian="Times New Roman" style:font-name-complex="Noto Sans" fo:font-weight="bold" style:font-weight-asian="bold" style:font-weight-complex="bold" style:letter-kerning="false" style:language-asian="pt" style:country-asian="BR" style:language-complex="ar" style:country-complex="SA"/>
    </style:style>
    <style:style style:name="T397" style:parent-style-name="Fonteparág.padrão" style:family="text">
      <style:text-properties style:font-name="Noto Sans" style:font-name-asian="Times New Roman" style:font-name-complex="Noto Sans" style:letter-kerning="false" style:language-asian="pt" style:country-asian="BR" style:language-complex="ar" style:country-complex="SA"/>
    </style:style>
    <style:style style:name="P398" style:parent-style-name="Textbody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  <style:text-properties style:font-name="Noto Sans" style:font-name-complex="Noto Sans"/>
    </style:style>
    <style:style style:name="P399" style:parent-style-name="Standard" style:family="paragraph">
      <style:text-properties style:font-name="Noto Sans" style:font-name-complex="Noto Sans"/>
    </style:style>
  </office:automatic-styles>
  <office:body>
    <office:text text:use-soft-page-breaks="true">
      <text:p text:style-name="P1">Curso RUBY</text:p>
      <text:p text:style-name="Standard"/>
      <text:p text:style-name="Standard"/>
      <text:list text:style-name="LFO1" text:continue-numbering="true">
        <text:list-item>
          <text:p text:style-name="P2">Foi feita baseada na linguagem de programação C;</text:p>
        </text:list-item>
        <text:list-item>
          <text:p text:style-name="P3">É open-source;</text:p>
        </text:list-item>
        <text:list-item>
          <text:p text:style-name="P4">Orientada a objetos (tudo em Ruby é objeto);</text:p>
        </text:list-item>
        <text:list-item>
          <text:p text:style-name="P5">É uma linguagem de scripting;</text:p>
        </text:list-item>
        <text:list-item>
          <text:p text:style-name="P6">Utiliza a arquitetura MVC;</text:p>
        </text:list-item>
        <text:list-item>
          <text:p text:style-name="P7">É composta por macro-pastas;</text:p>
        </text:list-item>
        <text:list-item>
          <text:p text:style-name="P8"/>
        </text:list-item>
      </text:list>
      <text:p text:style-name="Standard"/>
      <text:p text:style-name="Textbody"><text:span text:style-name="T9">Se estiver usando<text:s/></text:span><text:span text:style-name="T10">Windows</text:span><text:span text:style-name="T11">, abra </text:span><text:span text:style-name="T12">Interactive Ruby</text:span><text:span text:style-name="T13"> a partir do atalho para o Ruby no seu menu Iniciar.</text:span></text:p>
      <text:p text:style-name="P14"><text:span text:style-name="T15">irb(main):001:0&gt;</text:span></text:p>
      <text:p text:style-name="P16">Ok, ele abriu. E agora?</text:p>
      <text:p text:style-name="P17"><text:span text:style-name="T18">Escreva isto: </text:span><text:span text:style-name="T19">"Ola Mundo"</text:span></text:p>
      <text:p text:style-name="P20"><text:span text:style-name="T21">irb(main):001:0&gt;</text:span><text:span text:style-name="T22"><text:s/></text:span><text:span text:style-name="T23">"Ola Mundo"</text:span></text:p>
      <text:p text:style-name="P24"><text:span text:style-name="T25">=&gt;<text:s/></text:span><text:span text:style-name="T26">"Ola Mundo"</text:span></text:p>
      <text:h text:style-name="P27" text:outline-level="2">O Ruby te Obedeceu!</text:h>
      <text:p text:style-name="P28">O que é que aconteceu? Será que<text:s/>acabamos de escrever o menor programa de “Olá mundo” do mundo? Não exatamente, a segunda linha é a forma do IRB nos dizer qual o resultado da última expressão que ele avaliou. Se desejarmos imprimir “Ola Mundo”, necessitamos de um pouco mais:</text:p>
      <text:p text:style-name="P29"><text:span text:style-name="T30">irb(main):002</text:span><text:span text:style-name="T31">:0&gt;</text:span><text:span text:style-name="T32"><text:s/></text:span><text:span text:style-name="T33">puts</text:span><text:span text:style-name="T34"><text:s/></text:span><text:span text:style-name="T35">"Ola Mundo"</text:span></text:p>
      <text:p text:style-name="P36"><text:span text:style-name="T37">Ola Mundo</text:span></text:p>
      <text:p text:style-name="P38"><text:span text:style-name="T39">=&gt;<text:s/></text:span><text:span text:style-name="T40">nil</text:span></text:p>
      <text:p text:style-name="P41"><text:span text:style-name="T42">puts</text:span><text:span text:style-name="T43"> é o comando básico para imprimir algo em Ruby. Mas então o que é aquele </text:span><text:span text:style-name="T44">=&gt; nil</text:span><text:span text:style-name="T45"> ? É o resultado da expressão. </text:span><text:span text:style-name="T46">puts</text:span><text:span text:style-name="T47"> sempre retorna nil, que em Ruby é o valor que representa o nada absoluto.</text:span></text:p>
      <text:h text:style-name="P48" text:outline-level="2">Sua Calculadora Gratuita<text:s/>está Aqui!</text:h>
      <text:p text:style-name="P49">Já temos neste momento conhecimento suficiente para utilizar o IRB como uma calculadora básica:</text:p>
      <text:p text:style-name="P50"><text:span text:style-name="T51">irb(main):003:0&gt;</text:span><text:span text:style-name="T52"><text:s/></text:span><text:span text:style-name="T53">3</text:span><text:span text:style-name="T54">+</text:span><text:span text:style-name="T55">2</text:span></text:p>
      <text:p text:style-name="P56"><text:span text:style-name="T57">=&gt;<text:s/></text:span><text:span text:style-name="T58">5</text:span></text:p>
      <text:p text:style-name="P59"><text:span text:style-name="T60">Três mais dois. Muito fácil. Mas e três </text:span><text:span text:style-name="T61">vezes</text:span><text:span text:style-name="T62"> dois? Você pode escrevê-lo, é suficientemente curto, mas também<text:s/></text:span><text:span text:style-name="T63">podemos voltar atrás e mudar o que acabamos de inserir. Pressione </text:span><text:span text:style-name="T64">Seta para cima</text:span><text:span text:style-name="T65"> no teclado e veja se ele o leva à linha com </text:span><text:span text:style-name="T66">3+2</text:span><text:span text:style-name="T67">. Se isso acontecer, use a tecla da seta para a esquerda para mover o cursor para a frente do sinal de </text:span><text:span text:style-name="T68">+</text:span><text:span text:style-name="T69"> e depois use a tecla de</text:span><text:span text:style-name="T70"><text:s/>backspace para mudar o sinal para </text:span><text:span text:style-name="T71">*</text:span><text:span text:style-name="T72">.</text:span></text:p>
      <text:soft-page-break/>
      <text:p text:style-name="P73"><text:span text:style-name="T74">irb(main):004:0&gt;</text:span><text:span text:style-name="T75"><text:s/></text:span><text:span text:style-name="T76">3</text:span><text:span text:style-name="T77">*</text:span><text:span text:style-name="T78">2</text:span></text:p>
      <text:p text:style-name="P79"><text:span text:style-name="T80">=&gt;<text:s/></text:span><text:span text:style-name="T81">6</text:span></text:p>
      <text:p text:style-name="P82">Em seguida vamos tentar três ao quadrado:</text:p>
      <text:p text:style-name="P83"><text:span text:style-name="T84">irb(main):005:0&gt;</text:span><text:span text:style-name="T85"><text:s/></text:span><text:span text:style-name="T86">3</text:span><text:span text:style-name="T87">**</text:span><text:span text:style-name="T88">2</text:span></text:p>
      <text:p text:style-name="P89"><text:span text:style-name="T90">=&gt;<text:s/></text:span><text:span text:style-name="T91">9</text:span></text:p>
      <text:p text:style-name="P92"><text:span text:style-name="T93">Em Ruby </text:span><text:span text:style-name="T94">**</text:span><text:span text:style-name="T95"> é a forma de dizer “a potência de”. Mas o que acontece quando queremos saber o inverso disto, ou seja, a raiz qu</text:span><text:span text:style-name="T96">adrada de algo?</text:span></text:p>
      <text:p text:style-name="P97"><text:span text:style-name="T98">irb(main):006:0&gt;</text:span><text:span text:style-name="T99"><text:s/></text:span><text:span text:style-name="T100">Math</text:span><text:span text:style-name="T101">.</text:span><text:span text:style-name="T102">sqrt</text:span><text:span text:style-name="T103">(</text:span><text:span text:style-name="T104">9</text:span><text:span text:style-name="T105">)</text:span></text:p>
      <text:p text:style-name="P106"><text:span text:style-name="T107">=&gt;<text:s/></text:span><text:span text:style-name="T108">3.0</text:span></text:p>
      <text:p text:style-name="P109"><text:span text:style-name="T110">Muito bem, o que aconteceu aqui? Se você achou que ele “estava descobrindo a raiz quadrada de nove” então está correto. Mas vejamos as coisas com mais detalhes. Primeiramente, o que é </text:span><text:span text:style-name="T111">Math</text:span><text:span text:style-name="T112">?</text:span></text:p>
      <text:h text:style-name="P113" text:outline-level="2">Módulos Agrupam Código por Tópicos</text:h>
      <text:p text:style-name="P114"><text:span text:style-name="T115">Math</text:span><text:span text:style-name="T116"> é um módulo nativo para funções matemáticas. Os módulos têm dois papeis em Ruby. Este é um desses papeis: agrupar métodos semelhantes sob um nome familiar. </text:span><text:span text:style-name="T117">Math</text:span><text:span text:style-name="T118"> também contém métodos como </text:span><text:span text:style-name="T119">sin()</text:span><text:span text:style-name="T120"> e </text:span><text:span text:style-name="T121">tan()</text:span><text:span text:style-name="T122">.</text:span></text:p>
      <text:p text:style-name="P123"><text:span text:style-name="T124">Depois segue-</text:span><text:span text:style-name="T125">se um ponto. O que faz o ponto? O ponto é como se identifica o receptor de uma mensagem. Qual é a mensagem? Neste caso é </text:span><text:span text:style-name="T126">sqrt(9)</text:span><text:span text:style-name="T127">, o que significa chamar o método </text:span><text:span text:style-name="T128">sqrt</text:span><text:span text:style-name="T129">, uma abreviatura em língua inglesa para “square root” (raiz quadrada) com o parâmetro </text:span><text:span text:style-name="T130">9</text:span><text:span text:style-name="T131">.</text:span></text:p>
      <text:p text:style-name="P132"><text:span text:style-name="T133">O resultado desta chamada de método é o valor </text:span><text:span text:style-name="T134">3.0</text:span><text:span text:style-name="T135">. Se repararmos bem, o resultado não é apenas </text:span><text:span text:style-name="T136">3</text:span><text:span text:style-name="T137">. Mas isso deve-se ao fato de que a raiz quadrada de um número na maioria dos casos não é um inteiro e, assim sendo, o método retorna sempre um número de ponto<text:s/></text:span><text:span text:style-name="T138">flutuante.</text:span></text:p>
      <text:p text:style-name="P139">E se nós quisermos lembrar do resultado dessa matemática toda? Podemos atribuir o resultado a uma variável.</text:p>
      <text:p text:style-name="P140"><text:span text:style-name="T141">irb(main):007:0&gt;</text:span><text:span text:style-name="T142"><text:s/></text:span><text:span text:style-name="T143">a</text:span><text:span text:style-name="T144"><text:s/></text:span><text:span text:style-name="T145">=</text:span><text:span text:style-name="T146"><text:s/></text:span><text:span text:style-name="T147">3</text:span><text:span text:style-name="T148"><text:s/></text:span><text:span text:style-name="T149">**</text:span><text:span text:style-name="T150"><text:s/></text:span><text:span text:style-name="T151">2</text:span></text:p>
      <text:p text:style-name="P152"><text:span text:style-name="T153">=&gt;<text:s/></text:span><text:span text:style-name="T154">9</text:span></text:p>
      <text:p text:style-name="P155"><text:span text:style-name="T156">irb(main):008:0&gt;</text:span><text:span text:style-name="T157"><text:s/></text:span><text:span text:style-name="T158">b</text:span><text:span text:style-name="T159"><text:s/></text:span><text:span text:style-name="T160">=</text:span><text:span text:style-name="T161"><text:s/></text:span><text:span text:style-name="T162">4</text:span><text:span text:style-name="T163"><text:s/></text:span><text:span text:style-name="T164">**</text:span><text:span text:style-name="T165"><text:s/></text:span><text:span text:style-name="T166">2</text:span></text:p>
      <text:p text:style-name="P167"><text:span text:style-name="T168">=&gt;<text:s/></text:span><text:span text:style-name="T169">16</text:span></text:p>
      <text:p text:style-name="P170"><text:span text:style-name="T171">irb(main):009:0&gt;</text:span><text:span text:style-name="T172"><text:s/></text:span><text:span text:style-name="T173">Math</text:span><text:span text:style-name="T174">.</text:span><text:span text:style-name="T175">sqrt</text:span><text:span text:style-name="T176">(</text:span><text:span text:style-name="T177">a</text:span><text:span text:style-name="T178">+</text:span><text:span text:style-name="T179">b</text:span><text:span text:style-name="T180">)</text:span></text:p>
      <text:p text:style-name="P181"><text:span text:style-name="T182">=&gt;<text:s/></text:span><text:span text:style-name="T183">5.0</text:span></text:p>
      <text:p text:style-name="P184"><text:span text:style-name="T185">Como calculadora isto é<text:s/></text:span><text:span text:style-name="T186">muito bom, mas nós estamos nos afastando da mensagem tradicional de </text:span><text:span text:style-name="T187">Ola Mundo</text:span><text:span text:style-name="T188"> em que os tutoriais para iniciantes normalmente focam… </text:span><text:a xlink:href="https://www.ruby-lang.org/pt/documentation/quickstart/2/" office:target-frame-name="_top" xlink:show="replace"><text:span text:style-name="T189">portanto vamos voltar ao assunto.</text:span></text:a></text:p>
      <text:h text:style-name="P190" text:outline-level="3">Encontrando Bibliotecas</text:h>
      <text:p text:style-name="P191"><text:span text:style-name="T192">O principal lugar onde as bibliotecas estão hospedadas é o </text:span><text:a xlink:href="https://rubygems.org/" office:target-frame-name="_top" xlink:show="replace"><text:span text:style-name="T193">RubyGems.org</text:span></text:a><text:span text:style-name="T194">, disponibilizando bibliotecas Ruby como gems. Você pode acessar o website diretamente ou usar o comando </text:span><text:span text:style-name="T195">gem</text:span><text:span text:style-name="T196">.</text:span></text:p>
      <text:p text:style-name="P197"><text:span text:style-name="T198">Através do c</text:span><text:span text:style-name="T199">omando </text:span><text:span text:style-name="T200">gem search -r</text:span><text:span text:style-name="T201">, você pode inspecionar o repositório do RubyGems. Por exemplo, </text:span><text:span text:style-name="T202">gem search -r rails</text:span><text:span text:style-name="T203"> retornará uma lista de gems relacionadas ao Rails.<text:s/></text:span><text:soft-page-break/><text:span text:style-name="T204">Com a opção </text:span><text:span text:style-name="T205">--local</text:span><text:span text:style-name="T206"> (</text:span><text:span text:style-name="T207">-l</text:span><text:span text:style-name="T208">), você executa uma busca local através das gems já instaladas. Para instalar<text:s/></text:span><text:span text:style-name="T209">uma gem, use </text:span><text:span text:style-name="T210">gem install [gem]</text:span><text:span text:style-name="T211">. Para navegar através das gems instaladas, use o comando </text:span><text:span text:style-name="T212">gem list</text:span><text:span text:style-name="T213">. Para mais informações sobre o comando </text:span><text:span text:style-name="T214">gem</text:span><text:span text:style-name="T215">, leia abaixo ou acesse </text:span><text:a xlink:href="http://guides.rubygems.org/" office:target-frame-name="_top" xlink:show="replace"><text:span text:style-name="T216">a documentação do RubyGems</text:span></text:a><text:span text:style-name="T217">.</text:span></text:p>
      <text:p text:style-name="P218"><text:span text:style-name="T219">No entanto, eixstem<text:s/></text:span><text:span text:style-name="T220">outras fontes de bibliotecas. O </text:span><text:a xlink:href="http://rubyforge.org/" office:target-frame-name="_top" xlink:show="replace"><text:span text:style-name="T221">RubyForge</text:span></text:a><text:span text:style-name="T222"> costumava ser um local popular para biblitoecas Ruby, mas nos últimos anos vimos a ascenção do </text:span><text:a xlink:href="https://github.com/" office:target-frame-name="_top" xlink:show="replace"><text:span text:style-name="T223">GitHub</text:span></text:a><text:span text:style-name="T224"> como um dos principais repositórios<text:s/></text:span><text:span text:style-name="T225">de conteúdo relacionado a Ruby. Na maior parte dos casos, o código-fonte de uma gem será hospedado no GitHub enquanto é publicado como uma gem completa no RubyGems.org.</text:span></text:p>
      <text:p text:style-name="P226"><text:span text:style-name="T227">O </text:span><text:a xlink:href="https://www.ruby-toolbox.com/" office:target-frame-name="_top" xlink:show="replace"><text:span text:style-name="T228">The Ruby Toolbox</text:span></text:a><text:span text:style-name="T229"> é um projeto que faci</text:span><text:span text:style-name="T230">lita descobrir projetos Ruby open source. Possui categorias para várias tarefas comuns do desenvolvimento, reúne várias informações sobre os projetos tais como a data de lançamento e a atividade de commits ou dependências, e dá uma nota para os projetos ba</text:span><text:span text:style-name="T231">seada em sua popularidade no RubyGems.org e no GitHub. A busca torna fácil descobrir o que você está procurando.</text:span></text:p>
      <text:h text:style-name="P232" text:outline-level="3">Mais algumas palavras sobre RubyGems</text:h>
      <text:p text:style-name="P233"><text:span text:style-name="T234">Segue aqui um review rápido do comando </text:span><text:span text:style-name="T235">gem</text:span><text:span text:style-name="T236"> para uso diário. Está disponível uma </text:span><text:a xlink:href="http://guides.rubygems.org/command-reference/" office:target-frame-name="_top" xlink:show="replace"><text:span text:style-name="T237">documentação mais detalhada</text:span></text:a><text:span text:style-name="T238">, cobrindo todos os aspectos deste sistema de pacotes.</text:span></text:p>
      <text:h text:style-name="P239" text:outline-level="4">Procurando por Gems</text:h>
      <text:p text:style-name="P240"><text:span text:style-name="T241">O comando de </text:span><text:span text:style-name="T242">search</text:span><text:span text:style-name="T243"> pode ser usado para encontrar gems, baseado em uma string. As gems cujo nome começa com a<text:s/></text:span><text:span text:style-name="T244">string especificada serão listadas. Por exemplo, para pesquisar por gems relacionadas a “html”:</text:span></text:p>
      <text:p text:style-name="P245"><text:span text:style-name="T246">$<text:s/></text:span><text:span text:style-name="T247">gem search<text:s/></text:span><text:span text:style-name="T248">-r</text:span><text:span text:style-name="T249"><text:s/>html</text:span></text:p>
      <text:p text:style-name="P250"/>
      <text:p text:style-name="P251"><text:span text:style-name="T252">***</text:span><text:span text:style-name="T253"><text:s/>REMOTE GEMS<text:s/></text:span><text:span text:style-name="T254">***</text:span></text:p>
      <text:p text:style-name="P255"/>
      <text:p text:style-name="P256"><text:span text:style-name="T257">html-sample<text:s/></text:span><text:span text:style-name="T258">(</text:span><text:span text:style-name="T259">1.0, 1.1</text:span><text:span text:style-name="T260">)</text:span></text:p>
      <text:p text:style-name="P261"><text:span text:style-name="T262">A flag –</text:span><text:span text:style-name="T263">remote<text:s/></text:span><text:span text:style-name="T264">/<text:s/></text:span><text:span text:style-name="T265">-r<text:s/></text:span><text:span text:style-name="T266">indica que queremos pesquisar no repositório oficial do<text:s/></text:span><text:span text:style-name="T267">RubyGems.org (comportamento padrão). Com a flag </text:span><text:span text:style-name="T268">--local</text:span><text:span text:style-name="T269"> / </text:span><text:span text:style-name="T270">-l</text:span><text:span text:style-name="T271"> você pode pesquisar localmente nas gems instaladas.</text:span></text:p>
      <text:h text:style-name="P272" text:outline-level="4">Instalando uma Gem</text:h>
      <text:p text:style-name="P273"><text:span text:style-name="T274">Uma vez encontrada a gem que você deseja </text:span><text:span text:style-name="T275">instalar</text:span><text:span text:style-name="T276">, por exemplo o Rails:</text:span></text:p>
      <text:p text:style-name="P277"><text:span text:style-name="T278">$<text:s/></text:span><text:span text:style-name="T279">gem<text:s/></text:span><text:span text:style-name="T280">install<text:s/></text:span><text:span text:style-name="T281">rails</text:span></text:p>
      <text:p text:style-name="P282"><text:span text:style-name="T283">Poderá também instalar uma deter</text:span><text:span text:style-name="T284">minada versão da biblioteca utilizando a flag </text:span><text:span text:style-name="T285">--version</text:span><text:span text:style-name="T286"> / </text:span><text:span text:style-name="T287">-v</text:span><text:span text:style-name="T288">.</text:span></text:p>
      <text:p text:style-name="P289"><text:span text:style-name="T290">$<text:s/></text:span><text:span text:style-name="T291">gem<text:s/></text:span><text:span text:style-name="T292">install<text:s/></text:span><text:span text:style-name="T293">rails<text:s/></text:span><text:span text:style-name="T294">--version</text:span><text:span text:style-name="T295"><text:s/>5.0</text:span></text:p>
      <text:soft-page-break/>
      <text:h text:style-name="P296" text:outline-level="4">Listando Todas as Gems</text:h>
      <text:p text:style-name="P297"><text:span text:style-name="T298">Para obter uma </text:span><text:span text:style-name="T299">lista</text:span><text:span text:style-name="T300"> de todas as gems instaladas:</text:span></text:p>
      <text:p text:style-name="P301"><text:span text:style-name="T302">$<text:s/></text:span><text:span text:style-name="T303">gem list</text:span></text:p>
      <text:p text:style-name="P304">Para obter uma lista (muito longa) de todas as gems disponíveis no<text:s/>RubyGems.org:</text:p>
      <text:p text:style-name="P305"><text:span text:style-name="T306">$<text:s/></text:span><text:span text:style-name="T307">gem list<text:s/></text:span><text:span text:style-name="T308">-r</text:span></text:p>
      <text:h text:style-name="P309" text:outline-level="4">Ajuda!</text:h>
      <text:p text:style-name="P310">A documentação está disponível diretamente no seu terminal:</text:p>
      <text:p text:style-name="P311"><text:span text:style-name="T312">$<text:s/></text:span><text:span text:style-name="T313">gem<text:s/></text:span><text:span text:style-name="T314">help</text:span></text:p>
      <text:p text:style-name="P315"><text:span text:style-name="T316">Por exemplo, </text:span><text:span text:style-name="T317">gem help commands</text:span><text:span text:style-name="T318"> é útil para listar todos os comandos de </text:span><text:span text:style-name="T319">gem</text:span><text:span text:style-name="T320">.</text:span></text:p>
      <text:h text:style-name="P321" text:outline-level="4">Criando suas próprias gems</text:h>
      <text:p text:style-name="P322"><text:span text:style-name="T323">O RubyGems.org tem </text:span><text:a xlink:href="http://guides.rubygems.org/" office:target-frame-name="_top" xlink:show="replace"><text:span text:style-name="T324">vários guias</text:span></text:a><text:span text:style-name="T325"> sobre esse assunto. Você também pode querer investigar o </text:span><text:a xlink:href="http://bundler.io/" office:target-frame-name="_top" xlink:show="replace"><text:span text:style-name="T326">Bundler</text:span></text:a><text:span text:style-name="T327">, uma ferramenta genérica que ajuda a gerenciar as dependências de uma aplicação e que pode ser utilizada junto com o<text:s/></text:span><text:span text:style-name="T328">RubyGems.</text:span></text:p>
      <text:p text:style-name="P329"/>
      <text:p text:style-name="P330">Pastas no Ruby</text:p>
      <text:p text:style-name="P331">As pastas são todas criadas, com nomes padrão, de forma automática.<text:s/></text:p>
      <text:list text:style-name="LFO2" text:continue-numbering="true">
        <text:list-item>
          <text:p text:style-name="P332"><text:span text:style-name="T333">app/</text:span><text:span text:style-name="T334">: Contém o código da sua aplicação, organizado em pastas adicionais como:</text:span></text:p>
          <text:list text:continue-numbering="true">
            <text:list-item>
              <text:p text:style-name="P335"><text:span text:style-name="T336">controllers/</text:span><text:span text:style-name="T337">: Contém os controllers, que respondem a solicitações externas e<text:s/></text:span><text:span text:style-name="T338">fazem a mediação entre as views e os models.</text:span></text:p>
            </text:list-item>
            <text:list-item>
              <text:p text:style-name="P339"><text:span text:style-name="T340">models/</text:span><text:span text:style-name="T341">: Contém os models, que representam os dados da aplicação e a lógica de negócios.</text:span></text:p>
            </text:list-item>
            <text:list-item>
              <text:p text:style-name="P342"><text:span text:style-name="T343">views/</text:span><text:span text:style-name="T344">: Contém as views, que são os templates utilizados para gerar a saída (HTML, JSON, etc.) que é enviada ao usuário.</text:span></text:p>
            </text:list-item>
            <text:list-item>
              <text:p text:style-name="P345"><text:span text:style-name="T346">h</text:span><text:span text:style-name="T347">elpers/</text:span><text:span text:style-name="T348">: Contém auxiliares que encapsulam a lógica complexa que deve ser usada nas views.</text:span></text:p>
            </text:list-item>
            <text:list-item>
              <text:p text:style-name="P349"><text:span text:style-name="T350">assets/</text:span><text:span text:style-name="T351">: Inclui arquivos estáticos como JavaScript, CSS e imagens.</text:span></text:p>
            </text:list-item>
            <text:list-item>
              <text:p text:style-name="P352"><text:span text:style-name="T353">channels/</text:span><text:span text:style-name="T354">: Contém canais para a funcionalidade de Action Cable (web sockets).</text:span></text:p>
            </text:list-item>
            <text:list-item>
              <text:p text:style-name="P355"><text:span text:style-name="T356">jobs/</text:span><text:span text:style-name="T357">: Contém classes</text:span><text:span text:style-name="T358"><text:s/>que definem trabalhos para processamento assíncrono em background.</text:span></text:p>
            </text:list-item>
            <text:list-item>
              <text:p text:style-name="P359"><text:span text:style-name="T360">mailers/</text:span><text:span text:style-name="T361">: Contém classes para construir e enviar e-mails.</text:span></text:p>
            </text:list-item>
          </text:list>
        </text:list-item>
        <text:list-item>
          <text:p text:style-name="P362"><text:span text:style-name="T363">bin/</text:span><text:span text:style-name="T364">:</text:span><text:span text:style-name="T365"><text:s/></text:span><text:span text:style-name="T366">Contém binários executáveis, incluindo o script rails.</text:span></text:p>
        </text:list-item>
        <text:list-item>
          <text:p text:style-name="P367"><text:span text:style-name="T368">config/</text:span><text:span text:style-name="T369">: Contém os arquivos de configuração da aplicação, incluindo r</text:span><text:span text:style-name="T370">otas, inicializadores e banco de dados.</text:span></text:p>
        </text:list-item>
        <text:list-item>
          <text:p text:style-name="P371"><text:span text:style-name="T372">db/</text:span><text:span text:style-name="T373">: Contém arquivos relacionados ao banco de dados, como migrações e o seed.</text:span></text:p>
        </text:list-item>
        <text:list-item>
          <text:p text:style-name="P374"><text:span text:style-name="T375">lib/</text:span><text:span text:style-name="T376">: Contém código que não se encaixa na estrutura padrão de MVC, como extensões de biblioteca e módulos de código compartilhado.</text:span></text:p>
        </text:list-item>
        <text:list-item>
          <text:p text:style-name="P377"><text:span text:style-name="T378">log/</text:span><text:span text:style-name="T379">:<text:s/></text:span><text:span text:style-name="T380">Contém os arquivos de log da aplicação.</text:span></text:p>
        </text:list-item>
        <text:list-item>
          <text:p text:style-name="P381"><text:span text:style-name="T382">public/</text:span><text:span text:style-name="T383">: Contém arquivos estáticos que podem ser servidos diretamente aos usuários, como a página 404 HTML, favicon, etc.</text:span></text:p>
        </text:list-item>
        <text:list-item>
          <text:p text:style-name="P384"><text:span text:style-name="T385">storage/</text:span><text:span text:style-name="T386">: Usada para armazenar arquivos carregados utilizando o Active Storage.</text:span></text:p>
        </text:list-item>
        <text:list-item>
          <text:p text:style-name="P387"><text:span text:style-name="T388">test/</text:span><text:span text:style-name="T389"><text:s/>ou<text:s/></text:span><text:span text:style-name="T390">spec/</text:span><text:span text:style-name="T391">: Contém arquivos de teste da sua aplicação, dependendo se você usa o framework de teste padrão ou RSpec.</text:span></text:p>
        </text:list-item>
        <text:list-item>
          <text:p text:style-name="P392"><text:span text:style-name="T393">tmp/</text:span><text:span text:style-name="T394">: Usada para armazenar arquivos temporários.</text:span></text:p>
        </text:list-item>
        <text:list-item>
          <text:p text:style-name="P395"><text:span text:style-name="T396">vendor/</text:span><text:span text:style-name="T397">: Contém código de terceiros que não é gerenciado pelo Gems.</text:span></text:p>
        </text:list-item>
      </text:list>
      <text:p text:style-name="P398"/>
      <text:p text:style-name="P3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Noto Sans" svg:font-family="Noto Sans" style:font-family-generic="swiss" style:font-pitch="variable"/>
    <style:font-face style:name="Consolas, 'Liberation Mono', Co" svg:font-family="Consolas, 'Liberation Mono', C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style:font-name="Liberation Serif" style:font-name-asian="NSimSun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Ênfase" style:display-name="Ênfase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CódigoHTML" style:display-name="Código HTML" style:family="text" style:parent-style-name="Fonteparág.padrão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urielle Ferreira dos Santos</dc:creator>
    <meta:creation-date>2024-07-08T10:12:00Z</meta:creation-date>
    <dc:date>2024-10-04T17:25:00Z</dc:date>
    <meta:template xlink:href="Normal" xlink:type="simple"/>
    <meta:editing-cycles>28</meta:editing-cycles>
    <meta:editing-duration>PT45900S</meta:editing-duration>
    <meta:document-statistic meta:page-count="5" meta:paragraph-count="16" meta:word-count="1294" meta:character-count="8266" meta:row-count="58" meta:non-whitespace-character-count="6988"/>
  </office:meta>
</office:document-meta>
</file>